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face style:name="CMU Serif" svg:font-family="CMU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style:font-name="CMU Serif"/>
    </style:style>
    <style:style style:name="P8" style:parent-style-name="Heading1" style:family="paragraph">
      <style:paragraph-properties fo:text-align="center"/>
      <style:text-properties style:font-name="CMU Serif"/>
    </style:style>
    <style:style style:name="P9" style:parent-style-name="Textbody" style:family="paragraph">
      <style:paragraph-properties fo:text-align="center"/>
      <style:text-properties style:font-name="CMU Serif" fo:font-size="10pt" style:font-size-asian="10pt" style:font-size-complex="10pt"/>
    </style:style>
    <style:style style:name="P1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 style:parent-style-name="Textbody" style:family="paragraph">
      <style:paragraph-properties fo:break-before="page" fo:text-indent="2.1875in">
        <style:tab-stops>
          <style:tab-stop style:type="left" style:position="2.2395in"/>
        </style:tab-stops>
      </style:paragraph-properties>
      <style:text-properties style:font-name="CMU Serif" fo:font-size="10pt" style:font-size-asian="10pt" style:font-size-complex="10pt"/>
    </style:style>
    <style:style style:name="P38" style:parent-style-name="ContentsHeading" style:family="paragraph">
      <style:paragraph-properties>
        <style:tab-stops>
          <style:tab-stop style:type="right" style:leader-style="dotted" style:leader-text="." style:position="6.5in"/>
        </style:tab-stops>
      </style:paragraph-properties>
    </style:style>
    <style:style style:name="P39" style:parent-style-name="Normal" style:family="paragraph">
      <style:paragraph-properties>
        <style:tab-stops>
          <style:tab-stop style:type="right" style:leader-style="dotted" style:leader-text="." style:position="6.693in"/>
        </style:tab-stops>
      </style:paragraph-properties>
    </style:style>
    <style:style style:name="P40" style:parent-style-name="Normal" style:family="paragraph">
      <style:paragraph-properties>
        <style:tab-stops>
          <style:tab-stop style:type="right" style:leader-style="dotted" style:leader-text="." style:position="6.693in"/>
        </style:tab-stops>
      </style:paragraph-properties>
    </style:style>
    <style:style style:name="P41" style:parent-style-name="Normal" style:family="paragraph">
      <style:paragraph-properties>
        <style:tab-stops>
          <style:tab-stop style:type="right" style:leader-style="dotted" style:leader-text="." style:position="6.693in"/>
        </style:tab-stops>
      </style:paragraph-properties>
    </style:style>
    <style:style style:name="P42" style:parent-style-name="Normal" style:family="paragraph">
      <style:paragraph-properties>
        <style:tab-stops>
          <style:tab-stop style:type="right" style:leader-style="dotted" style:leader-text="." style:position="6.693in"/>
        </style:tab-stops>
      </style:paragraph-properties>
    </style:style>
    <style:style style:name="P43" style:parent-style-name="Normal" style:family="paragraph">
      <style:paragraph-properties>
        <style:tab-stops>
          <style:tab-stop style:type="right" style:leader-style="dotted" style:leader-text="." style:position="6.693in"/>
        </style:tab-stops>
      </style:paragraph-properties>
    </style:style>
    <style:style style:name="P44" style:parent-style-name="Normal" style:family="paragraph">
      <style:paragraph-properties>
        <style:tab-stops>
          <style:tab-stop style:type="right" style:leader-style="dotted" style:leader-text="." style:position="6.693in"/>
        </style:tab-stops>
      </style:paragraph-properties>
    </style:style>
    <style:style style:name="P45" style:parent-style-name="Normal" style:family="paragraph">
      <style:paragraph-properties>
        <style:tab-stops>
          <style:tab-stop style:type="right" style:leader-style="dotted" style:leader-text="." style:position="6.693in"/>
        </style:tab-stops>
      </style:paragraph-properties>
    </style:style>
    <style:style style:name="P46" style:parent-style-name="Normal" style:family="paragraph">
      <style:paragraph-properties>
        <style:tab-stops>
          <style:tab-stop style:type="right" style:leader-style="dotted" style:leader-text="." style:position="6.693in"/>
        </style:tab-stops>
      </style:paragraph-properties>
    </style:style>
    <style:style style:name="P47" style:parent-style-name="Normal" style:family="paragraph">
      <style:paragraph-properties>
        <style:tab-stops>
          <style:tab-stop style:type="right" style:leader-style="dotted" style:leader-text="." style:position="6.693in"/>
        </style:tab-stops>
      </style:paragraph-properties>
    </style:style>
    <style:style style:name="P48" style:parent-style-name="Textbody" style:family="paragraph">
      <style:paragraph-properties fo:text-indent="2.1875in">
        <style:tab-stops>
          <style:tab-stop style:type="left" style:position="2.2395in"/>
        </style:tab-stops>
      </style:paragraph-properties>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5" style:parent-style-name="Heading1" style:family="paragraph">
      <style:text-properties style:font-name="CMU Serif"/>
    </style:style>
    <style:style style:name="P76" style:parent-style-name="Heading2" style:family="paragraph">
      <style:text-properties style:font-name="CMU Serif" fo:font-style="normal" style:font-style-asian="normal" style:font-style-complex="normal"/>
    </style:style>
    <style:style style:name="P77" style:parent-style-name="Textbody" style:family="paragraph">
      <style:text-properties style:font-name="CMU Serif" fo:font-size="10pt" style:font-size-asian="10pt" style:font-size-complex="10pt"/>
    </style:style>
    <style:style style:name="P78" style:parent-style-name="Heading2" style:family="paragraph">
      <style:text-properties style:font-name="CMU Serif" fo:font-style="normal" style:font-style-asian="normal" style:font-style-complex="normal"/>
    </style:style>
    <style:style style:name="P79" style:parent-style-name="Textbody" style:family="paragraph">
      <style:text-properties style:font-name="CMU Serif" fo:font-size="10pt" style:font-size-asian="10pt" style:font-size-complex="10pt"/>
    </style:style>
    <style:style style:name="P80" style:parent-style-name="Heading2" style:family="paragraph">
      <style:text-properties style:font-name="CMU Serif" fo:font-style="normal" style:font-style-asian="normal" style:font-style-complex="normal"/>
    </style:style>
    <style:style style:name="P81" style:parent-style-name="Textbody" style:family="paragraph">
      <style:text-properties style:font-name="CMU Serif" fo:font-size="10pt" style:font-size-asian="10pt" style:font-size-complex="10pt"/>
    </style:style>
    <style:style style:name="P82" style:parent-style-name="Textbody" style:list-style-name="LFO1" style:family="paragraph">
      <style:text-properties style:font-name="CMU Serif" fo:font-size="10pt" style:font-size-asian="10pt" style:font-size-complex="10pt"/>
    </style:style>
    <style:style style:name="P83" style:parent-style-name="Textbody" style:list-style-name="LFO1" style:family="paragraph">
      <style:text-properties style:font-name="CMU Serif" fo:font-size="10pt" style:font-size-asian="10pt" style:font-size-complex="10pt"/>
    </style:style>
    <style:style style:name="P84" style:parent-style-name="Textbody" style:list-style-name="LFO1" style:family="paragraph">
      <style:text-properties style:font-name="CMU Serif" fo:font-size="10pt" style:font-size-asian="10pt" style:font-size-complex="10pt"/>
    </style:style>
    <style:style style:name="P85" style:parent-style-name="Textbody" style:family="paragraph">
      <style:text-properties style:font-name="CMU Serif"/>
    </style:style>
    <style:style style:name="P86" style:parent-style-name="Heading1" style:family="paragraph">
      <style:text-properties style:font-name="CMU Serif"/>
    </style:style>
    <style:style style:name="P87" style:parent-style-name="Heading1" style:master-page-name="MP1" style:family="paragraph">
      <style:paragraph-properties fo:break-before="page"/>
      <style:text-properties style:font-name="CMU Serif"/>
    </style:style>
    <style:style style:name="P99" style:parent-style-name="Textbody" style:family="paragraph">
      <style:text-properties style:font-name="CMU Serif"/>
    </style:style>
    <style:style style:name="TableColumn101" style:family="table-column">
      <style:table-column-properties style:column-width="1.6659in" style:use-optimal-column-width="false"/>
    </style:style>
    <style:style style:name="TableColumn102" style:family="table-column">
      <style:table-column-properties style:column-width="1.6854in" style:use-optimal-column-width="false"/>
    </style:style>
    <style:style style:name="TableColumn103" style:family="table-column">
      <style:table-column-properties style:column-width="1.6861in" style:use-optimal-column-width="false"/>
    </style:style>
    <style:style style:name="TableColumn104" style:family="table-column">
      <style:table-column-properties style:column-width="1.5715in" style:use-optimal-column-width="false"/>
    </style:style>
    <style:style style:name="TableColumn105" style:family="table-column">
      <style:table-column-properties style:column-width="1.7993in" style:use-optimal-column-width="false"/>
    </style:style>
    <style:style style:name="TableColumn106" style:family="table-column">
      <style:table-column-properties style:column-width="1.6868in" style:use-optimal-column-width="false"/>
    </style:style>
    <style:style style:name="Table100" style:family="table">
      <style:table-properties style:width="10.0951in" fo:margin-left="0.0076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TableContents" style:family="paragraph">
      <style:text-properties style:font-name="CMU Serif" fo:font-weight="bold" style:font-weight-asian="bold" style:font-weight-complex="bold" fo:font-style="italic" style:font-style-asian="italic" style:font-style-complex="italic"/>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CMU Serif"/>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CMU Serif"/>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CMU Serif"/>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CMU Serif"/>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CMU Serif"/>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CMU Serif"/>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CMU Serif"/>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CMU Serif"/>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CMU Serif"/>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CMU Serif"/>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CMU Serif"/>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style:font-name="CMU Serif"/>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CMU Serif"/>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CMU Serif"/>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CMU Serif"/>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CMU Serif"/>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CMU Serif"/>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text-properties style:font-name="CMU Serif"/>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style:font-name="CMU Serif"/>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CMU Serif"/>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CMU Serif"/>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CMU Serif"/>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CMU Serif"/>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CMU Serif"/>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CMU Serif"/>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text-properties style:font-name="CMU Serif"/>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CMU Serif"/>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style:font-name="CMU Serif"/>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CMU Serif"/>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text-properties style:font-name="CMU Serif"/>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style:font-name="CMU Serif"/>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CMU Serif"/>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style:font-name="CMU Serif"/>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CMU Serif"/>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style:font-name="CMU Serif"/>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CMU Serif"/>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CMU Serif"/>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CMU Serif"/>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text-properties style:font-name="CMU Serif"/>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style:font-name="CMU Serif"/>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CMU Serif"/>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style:font-name="CMU Serif"/>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CMU Serif"/>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style:font-name="CMU Serif"/>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style:font-name="CMU Serif"/>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style:font-name="CMU Serif"/>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CMU Serif"/>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style:font-name="CMU Serif"/>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CMU Serif"/>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CMU Serif"/>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CMU Serif"/>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CMU Serif"/>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name="CMU Serif"/>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text-properties style:font-name="CMU Serif"/>
    </style:style>
    <style:style style:name="P237" style:parent-style-name="TableContents" style:family="paragraph">
      <style:text-properties style:font-name="CMU Serif"/>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CMU Serif"/>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CMU Serif"/>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CMU Serif"/>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CMU Serif"/>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CMU Serif"/>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style:font-name="CMU Serif"/>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style:font-name="CMU Serif"/>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CMU Serif"/>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style:font-name="CMU Serif"/>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CMU Serif"/>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style:font-name="CMU Serif"/>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text-properties style:font-name="CMU Serif"/>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style:font-name="CMU Serif"/>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CMU Serif"/>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style:font-name="CMU Serif"/>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style:font-name="CMU Serif"/>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style:font-name="CMU Serif"/>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text-properties style:font-name="CMU Serif"/>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CMU Serif"/>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style:font-name="CMU Serif"/>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style:font-name="CMU Serif"/>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style:font-name="CMU Serif"/>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style:font-name="CMU Serif"/>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style:font-name="CMU Serif"/>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CMU Serif"/>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CMU Serif"/>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style:font-name="CMU Serif"/>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style:font-name="CMU Serif"/>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style:font-name="CMU Serif"/>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text-properties style:font-name="CMU Serif"/>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style:font-name="CMU Serif"/>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CMU Serif"/>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style:font-name="CMU Serif"/>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style:font-name="CMU Serif"/>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style:font-name="CMU Serif"/>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text-properties style:font-name="CMU Serif"/>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style:font-name="CMU Serif"/>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CMU Serif"/>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CMU Serif"/>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4" style:parent-style-name="DefaultParagraphFont" style:family="text">
      <style:text-properties style:font-name="CMU Serif"/>
    </style:style>
    <style:style style:name="T325" style:parent-style-name="DefaultParagraphFont" style:family="text">
      <style:text-properties style:font-name="CMU Serif" fo:language="en" fo:country="GB"/>
    </style:style>
    <style:style style:name="T326" style:parent-style-name="DefaultParagraphFont" style:family="text">
      <style:text-properties style:font-name="CMU Serif"/>
    </style:style>
    <style:style style:name="T327" style:parent-style-name="DefaultParagraphFont" style:family="text">
      <style:text-properties style:font-name="CMU Serif"/>
    </style:style>
    <style:style style:name="T328" style:parent-style-name="DefaultParagraphFont" style:family="text">
      <style:text-properties style:font-name="CMU Serif"/>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CMU Serif"/>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TableContents" style:family="paragraph">
      <style:text-properties style:font-name="CMU Serif"/>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CMU Serif"/>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style:font-name="CMU Serif"/>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style:font-name="CMU Serif"/>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CMU Serif"/>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CMU Serif"/>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TableContents" style:family="paragraph">
      <style:text-properties style:font-name="CMU Serif"/>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style:font-name="CMU Serif"/>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CMU Serif"/>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CMU Serif"/>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CMU Serif"/>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text-properties style:font-name="CMU Serif"/>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text-properties style:font-name="CMU Serif"/>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style:font-name="CMU Serif"/>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CMU Serif"/>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CMU Serif"/>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CMU Serif"/>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style:font-name="CMU Serif"/>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TableContents" style:family="paragraph">
      <style:text-properties style:font-name="CMU Serif"/>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style:font-name="CMU Serif"/>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style:font-name="CMU Serif"/>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CMU Serif"/>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CMU Serif"/>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CMU Serif"/>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text-properties style:font-name="CMU Serif"/>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CMU Serif"/>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CMU Serif"/>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style:font-name="CMU Serif"/>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CMU Serif"/>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style:font-name="CMU Serif"/>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TableContents" style:family="paragraph">
      <style:text-properties style:font-name="CMU Serif"/>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style:font-name="CMU Serif"/>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text-properties style:font-name="CMU Serif"/>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CMU Serif"/>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CMU Serif"/>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CMU Serif"/>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text-properties style:font-name="CMU Serif"/>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text-properties style:font-name="CMU Serif"/>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style:font-name="CMU Serif"/>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text-properties style:font-name="CMU Serif"/>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style:font-name="CMU Serif"/>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style:font-name="CMU Serif"/>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 style:parent-style-name="TableContents" style:family="paragraph">
      <style:text-properties style:font-name="CMU Serif"/>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text-properties style:font-name="CMU Serif"/>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text-properties style:font-name="CMU Serif"/>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text-properties style:font-name="CMU Serif"/>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text-properties style:font-name="CMU Serif"/>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text-properties style:font-name="CMU Serif"/>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text-properties style:font-name="CMU Serif"/>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text-properties style:font-name="CMU Serif"/>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text-properties style:font-name="CMU Serif"/>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text-properties style:font-name="CMU Serif"/>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text-properties style:font-name="CMU Serif"/>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text-properties style:font-name="CMU Serif"/>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9" style:parent-style-name="TableContents" style:family="paragraph">
      <style:text-properties style:font-name="CMU Serif"/>
    </style:style>
    <style:style style:name="TableRow450" style:family="table-row">
      <style:table-row-properties style:use-optimal-row-height="false"/>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text-properties style:font-name="CMU Serif"/>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style:font-name="CMU Serif"/>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text-properties style:font-name="CMU Serif"/>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style:font-name="CMU Serif"/>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text-properties style:font-name="CMU Serif"/>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2" style:parent-style-name="TableContents" style:family="paragraph">
      <style:text-properties style:font-name="CMU Serif"/>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text-properties style:font-name="CMU Serif"/>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text-properties style:font-name="CMU Serif"/>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text-properties style:font-name="CMU Serif"/>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text-properties style:font-name="CMU Serif"/>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text-properties style:font-name="CMU Serif"/>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text-properties style:font-name="CMU Serif"/>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style:font-name="CMU Serif"/>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text-properties style:font-name="CMU Serif"/>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text-properties style:font-name="CMU Serif"/>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text-properties style:font-name="CMU Serif"/>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text-properties style:font-name="CMU Serif"/>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 style:parent-style-name="TableContents" style:family="paragraph">
      <style:text-properties style:font-name="CMU Serif"/>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text-properties style:font-name="CMU Serif"/>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text-properties style:font-name="CMU Serif"/>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style:font-name="CMU Serif"/>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style:font-name="CMU Serif"/>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style:font-name="CMU Serif"/>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 style:parent-style-name="TableContents" style:family="paragraph">
      <style:text-properties style:font-name="CMU Serif"/>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CMU Serif"/>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style:font-name="CMU Serif"/>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text-properties style:font-name="CMU Serif"/>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style:font-name="CMU Serif"/>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style:font-name="CMU Serif"/>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 style:parent-style-name="TableContents" style:family="paragraph">
      <style:text-properties style:font-name="CMU Serif"/>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text-properties style:font-name="CMU Serif"/>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CMU Serif"/>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text-properties style:font-name="CMU Serif"/>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text-properties style:font-name="CMU Serif"/>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text-properties style:font-name="CMU Serif"/>
    </style:style>
    <style:style style:name="TableCell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 style:parent-style-name="TableContents" style:family="paragraph">
      <style:text-properties style:font-name="CMU Serif"/>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text-properties style:font-name="CMU Serif"/>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text-properties style:font-name="CMU Serif"/>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style:font-name="CMU Serif"/>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text-properties style:font-name="CMU Serif"/>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style:font-name="CMU Serif"/>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text-properties style:font-name="CMU Serif"/>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text-properties style:font-name="CMU Serif"/>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text-properties style:font-name="CMU Serif"/>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text-properties style:font-name="CMU Serif"/>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text-properties style:font-name="CMU Serif"/>
    </style:style>
    <style:style style:name="P550" style:parent-style-name="TableContents" style:family="paragraph">
      <style:text-properties style:font-name="CMU Serif"/>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text-properties style:font-name="CMU Serif"/>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eContents" style:family="paragraph">
      <style:text-properties style:font-name="CMU Serif"/>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style:font-name="CMU Serif"/>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style:font-name="CMU Serif"/>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TableContents" style:family="paragraph">
      <style:text-properties style:font-name="CMU Serif"/>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style:font-name="CMU Serif"/>
    </style:style>
    <style:style style:name="P564" style:parent-style-name="TableContents" style:family="paragraph">
      <style:text-properties style:font-name="CMU Serif"/>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text-properties style:font-name="CMU Serif"/>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text-properties style:font-name="CMU Serif"/>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text-properties style:font-name="CMU Serif" fo:font-size="12.5pt" style:font-size-asian="12.5pt"/>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Standard" style:family="paragraph">
      <style:text-properties style:font-name="CMU Serif" fo:font-size="12.5pt" style:font-size-asian="12.5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Standard" style:family="paragraph">
      <style:text-properties style:font-name="CMU Serif" fo:font-size="12.5pt" style:font-size-asian="12.5pt"/>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Standard" style:family="paragraph">
      <style:text-properties style:font-name="CMU Serif" fo:font-size="12.5pt" style:font-size-asian="12.5pt"/>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Standard" style:family="paragraph">
      <style:text-properties style:font-name="CMU Serif" fo:font-size="12.5pt" style:font-size-asian="12.5pt"/>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Standard" style:family="paragraph">
      <style:text-properties style:font-name="CMU Serif" fo:font-size="12.5pt" style:font-size-asian="12.5pt"/>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style:font-name="CMU Serif"/>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text-properties style:font-name="CMU Serif"/>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text-properties style:font-name="CMU Serif"/>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text-properties style:font-name="CMU Serif"/>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text-properties style:font-name="CMU Serif"/>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text-properties style:font-name="CMU Serif"/>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text-properties style:font-name="CMU Serif"/>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text-properties style:font-name="CMU Serif"/>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text-properties style:font-name="CMU Serif"/>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3" style:parent-style-name="TableContents" style:family="paragraph">
      <style:text-properties style:font-name="CMU Serif"/>
    </style:style>
    <style:style style:name="TableCell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5" style:parent-style-name="TableContents" style:family="paragraph">
      <style:text-properties style:font-name="CMU Serif"/>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7" style:parent-style-name="TableContents" style:family="paragraph">
      <style:text-properties style:font-name="CMU Serif"/>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text-properties style:font-name="CMU Serif"/>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text-properties style:font-name="CMU Serif"/>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text-properties style:font-name="CMU Serif"/>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style:font-name="CMU Serif"/>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style:font-name="CMU Serif"/>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0" style:parent-style-name="TableContents" style:family="paragraph">
      <style:text-properties style:font-name="CMU Serif"/>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style:font-name="CMU Serif"/>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text-properties style:font-name="CMU Serif"/>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CMU Serif"/>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text-properties style:font-name="CMU Serif"/>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text-properties style:font-name="CMU Serif"/>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3" style:parent-style-name="TableContents" style:family="paragraph">
      <style:text-properties style:font-name="CMU Serif"/>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CMU Serif"/>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style:font-name="CMU Serif"/>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style:font-name="CMU Serif"/>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style:font-name="CMU Serif"/>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style:font-name="CMU Serif"/>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TableContents" style:family="paragraph">
      <style:text-properties style:font-name="CMU Serif"/>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style:font-name="CMU Serif"/>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CMU Serif"/>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style:font-name="CMU Serif"/>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5" style:parent-style-name="TableContents" style:family="paragraph">
      <style:text-properties style:font-name="CMU Serif"/>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7" style:parent-style-name="TableContents" style:family="paragraph">
      <style:text-properties style:font-name="CMU Serif"/>
    </style:style>
    <style:style style:name="TableCell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9" style:parent-style-name="TableContents" style:family="paragraph">
      <style:text-properties style:font-name="CMU Serif"/>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style:font-name="CMU Serif"/>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text-properties style:font-name="CMU Serif"/>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style:font-name="CMU Serif"/>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text-properties style:font-name="CMU Serif"/>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style:font-name="CMU Serif"/>
    </style:style>
    <style:style style:name="TableCell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2" style:parent-style-name="TableContents" style:family="paragraph">
      <style:text-properties style:font-name="CMU Serif"/>
    </style:style>
    <style:style style:name="TableRow673" style:family="table-row">
      <style:table-row-properties style:use-optimal-row-height="false"/>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5" style:parent-style-name="TableContents" style:family="paragraph">
      <style:text-properties style:font-name="CMU Serif"/>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7" style:parent-style-name="TableContents" style:family="paragraph">
      <style:text-properties style:font-name="CMU Serif"/>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text-properties style:font-name="CMU Serif"/>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text-properties style:font-name="CMU Serif"/>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text-properties style:font-name="CMU Serif"/>
    </style:style>
    <style:style style:name="TableCell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5" style:parent-style-name="TableContents" style:family="paragraph">
      <style:text-properties style:font-name="CMU Serif"/>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text-properties style:font-name="CMU Serif"/>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style:font-name="CMU Serif"/>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text-properties style:font-name="CMU Serif"/>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text-properties style:font-name="CMU Serif"/>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text-properties style:font-name="CMU Serif"/>
    </style:style>
    <style:style style:name="TableCell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8" style:parent-style-name="TableContents" style:family="paragraph">
      <style:text-properties style:font-name="CMU Serif"/>
    </style:style>
    <style:style style:name="TableRow699" style:family="table-row">
      <style:table-row-properties style:use-optimal-row-height="false"/>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 style:parent-style-name="TableContents" style:family="paragraph">
      <style:text-properties style:font-name="CMU Serif"/>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3" style:parent-style-name="TableContents" style:family="paragraph">
      <style:text-properties style:font-name="CMU Serif"/>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5" style:parent-style-name="TableContents" style:family="paragraph">
      <style:text-properties style:font-name="CMU Serif"/>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text-properties style:font-name="CMU Serif"/>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text-properties style:font-name="CMU Serif"/>
    </style:style>
    <style:style style:name="TableCell7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1" style:parent-style-name="TableContents" style:family="paragraph">
      <style:text-properties style:font-name="CMU Serif"/>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text-properties style:font-name="CMU Serif"/>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style:font-name="CMU Serif"/>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style:font-name="CMU Serif"/>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style:font-name="CMU Serif"/>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style:font-name="CMU Serif"/>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4" style:parent-style-name="TableContents" style:family="paragraph">
      <style:text-properties style:font-name="CMU Serif"/>
    </style:style>
    <style:style style:name="P725" style:parent-style-name="TableContents" style:family="paragraph">
      <style:text-properties style:font-name="CMU Serif"/>
    </style:style>
    <style:style style:name="P726" style:parent-style-name="TableContents" style:family="paragraph">
      <style:text-properties style:font-name="CMU Serif"/>
    </style:style>
    <style:style style:name="P727" style:parent-style-name="TableContents" style:family="paragraph">
      <style:text-properties style:font-name="CMU Serif"/>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style:font-name="CMU Serif"/>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text-properties style:font-name="CMU Serif"/>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style:font-name="CMU Serif"/>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text-properties style:font-name="CMU Serif"/>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text-properties style:font-name="CMU Serif"/>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0" style:parent-style-name="TableContents" style:family="paragraph">
      <style:text-properties style:font-name="CMU Serif"/>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3" style:parent-style-name="TableContents" style:family="paragraph">
      <style:text-properties style:font-name="CMU Serif"/>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text-properties style:font-name="CMU Serif"/>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text-properties style:font-name="CMU Serif"/>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style:font-name="CMU Serif"/>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text-properties style:font-name="CMU Serif"/>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3" style:parent-style-name="TableContents" style:family="paragraph">
      <style:text-properties style:font-name="CMU Serif"/>
    </style:style>
    <style:style style:name="TableRow754" style:family="table-row">
      <style:table-row-properties style:use-optimal-row-height="false"/>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text-properties style:font-name="CMU Serif"/>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text-properties style:font-name="CMU Serif"/>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text-properties style:font-name="CMU Serif"/>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style:font-name="CMU Serif"/>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text-properties style:font-name="CMU Serif"/>
    </style:style>
    <style:style style:name="TableCell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6" style:parent-style-name="TableContents" style:family="paragraph">
      <style:text-properties style:font-name="CMU Serif"/>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text-properties style:font-name="CMU Serif"/>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1" style:parent-style-name="TableContents" style:family="paragraph">
      <style:text-properties style:font-name="CMU Serif"/>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style:font-name="CMU Serif"/>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5" style:parent-style-name="TableContents" style:family="paragraph">
      <style:text-properties style:font-name="CMU Serif"/>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style:font-name="CMU Serif"/>
    </style:style>
    <style:style style:name="TableCell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9" style:parent-style-name="TableContents" style:family="paragraph">
      <style:text-properties style:font-name="CMU Serif"/>
    </style:style>
    <style:style style:name="P780" style:parent-style-name="TableContents" style:family="paragraph">
      <style:text-properties style:font-name="CMU Serif"/>
    </style:style>
    <style:style style:name="TableRow781" style:family="table-row">
      <style:table-row-properties style:use-optimal-row-height="false"/>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text-properties style:font-name="CMU Serif"/>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style:font-name="CMU Serif"/>
    </style:style>
    <style:style style:name="TableCell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7" style:parent-style-name="TableContents" style:family="paragraph">
      <style:text-properties style:font-name="CMU Serif"/>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style:font-name="CMU Serif"/>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1" style:parent-style-name="TableContents" style:family="paragraph">
      <style:text-properties style:font-name="CMU Serif"/>
    </style:style>
    <style:style style:name="TableCell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3" style:parent-style-name="TableContents" style:family="paragraph">
      <style:text-properties style:font-name="CMU Serif"/>
    </style:style>
    <style:style style:name="TableRow794" style:family="table-row">
      <style:table-row-properties style:use-optimal-row-height="false"/>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style:font-name="CMU Serif"/>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text-properties style:font-name="CMU Serif"/>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style:font-name="CMU Serif"/>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text-properties style:font-name="CMU Serif"/>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text-properties style:font-name="CMU Serif"/>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6" style:parent-style-name="TableContents" style:family="paragraph">
      <style:text-properties style:font-name="CMU Serif"/>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CMU Serif"/>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style:font-name="CMU Serif"/>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style:font-name="CMU Serif"/>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text-properties style:font-name="CMU Serif"/>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text-properties style:font-name="CMU Serif"/>
    </style:style>
    <style:style style:name="TableCell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9" style:parent-style-name="TableContents" style:family="paragraph">
      <style:text-properties style:font-name="CMU Serif"/>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text-properties style:font-name="CMU Serif"/>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style:font-name="CMU Serif"/>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text-properties style:font-name="CMU Serif"/>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style:font-name="CMU Serif"/>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style:font-name="CMU Serif"/>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2" style:parent-style-name="TableContents" style:family="paragraph">
      <style:text-properties style:font-name="CMU Serif"/>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style:font-name="CMU Serif"/>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text-properties style:font-name="CMU Serif"/>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style:font-name="CMU Serif"/>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text-properties style:font-name="CMU Serif"/>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style:font-name="CMU Serif"/>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ableContents" style:family="paragraph">
      <style:text-properties style:font-name="CMU Serif"/>
    </style:style>
    <style:style style:name="TableRow846" style:family="table-row">
      <style:table-row-properties style:use-optimal-row-height="false"/>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text-properties style:font-name="CMU Serif"/>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text-properties style:font-name="CMU Serif"/>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text-properties style:font-name="CMU Serif"/>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text-properties style:font-name="CMU Serif"/>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text-properties style:font-name="CMU Serif"/>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8" style:parent-style-name="TableContents" style:family="paragraph">
      <style:text-properties style:font-name="CMU Serif"/>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1" style:parent-style-name="TableContents" style:family="paragraph">
      <style:text-properties style:font-name="CMU Serif" fo:font-size="12.5pt" style:font-size-asian="12.5pt"/>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Standard" style:family="paragraph">
      <style:text-properties style:font-name="CMU Serif" fo:font-size="12.5pt" style:font-size-asian="12.5pt"/>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Standard" style:family="paragraph">
      <style:text-properties style:font-name="CMU Serif" fo:font-size="12.5pt" style:font-size-asian="12.5pt"/>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Standard" style:family="paragraph">
      <style:text-properties style:font-name="CMU Serif" fo:font-size="12.5pt" style:font-size-asian="12.5pt"/>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Standard" style:family="paragraph">
      <style:text-properties style:font-name="CMU Serif" fo:font-size="12.5pt" style:font-size-asian="12.5pt"/>
    </style:style>
    <style:style style:name="TableCell8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1" style:parent-style-name="Standard" style:family="paragraph">
      <style:text-properties style:font-name="CMU Serif" fo:font-size="12.5pt" style:font-size-asian="12.5pt"/>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TableContents" style:family="paragraph">
      <style:text-properties style:font-name="CMU Serif"/>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6" style:parent-style-name="TableContents" style:family="paragraph">
      <style:text-properties style:font-name="CMU Serif"/>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text-properties style:font-name="CMU Serif"/>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text-properties style:font-name="CMU Serif"/>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style:font-name="CMU Serif"/>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text-properties style:font-name="CMU Serif"/>
    </style:style>
    <style:style style:name="P885" style:parent-style-name="TableContents" style:family="paragraph">
      <style:text-properties style:font-name="CMU Serif"/>
    </style:style>
    <style:style style:name="TableRow886" style:family="table-row">
      <style:table-row-properties style:use-optimal-row-height="false"/>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TableContents" style:family="paragraph">
      <style:text-properties style:font-name="CMU Serif"/>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text-properties style:font-name="CMU Serif"/>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text-properties style:font-name="CMU Serif"/>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4" style:parent-style-name="TableContents" style:family="paragraph">
      <style:text-properties style:font-name="CMU Serif"/>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text-properties style:font-name="CMU Serif"/>
    </style:style>
    <style:style style:name="TableCell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8" style:parent-style-name="TableContents" style:family="paragraph">
      <style:text-properties style:font-name="CMU Serif"/>
    </style:style>
    <style:style style:name="TableRow899" style:family="table-row">
      <style:table-row-properties style:use-optimal-row-height="false"/>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style:font-name="CMU Serif"/>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text-properties style:font-name="CMU Serif"/>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style:font-name="CMU Serif"/>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text-properties style:font-name="CMU Serif"/>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style:font-name="CMU Serif"/>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1" style:parent-style-name="TableContents" style:family="paragraph">
      <style:text-properties style:font-name="CMU Serif"/>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text-properties style:font-name="CMU Serif"/>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text-properties style:font-name="CMU Serif"/>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8" style:parent-style-name="TableContents" style:family="paragraph">
      <style:text-properties style:font-name="CMU Serif"/>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text-properties style:font-name="CMU Serif"/>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TableContents" style:family="paragraph">
      <style:text-properties style:font-name="CMU Serif"/>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TableContents" style:family="paragraph">
      <style:text-properties style:font-name="CMU Serif"/>
    </style:style>
    <style:style style:name="TableRow925" style:family="table-row">
      <style:table-row-properties style:use-optimal-row-height="false"/>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7" style:parent-style-name="TableContents" style:family="paragraph">
      <style:text-properties style:font-name="CMU Serif" fo:font-size="12.5pt" style:font-size-asian="12.5pt"/>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Standard" style:family="paragraph">
      <style:text-properties style:font-name="CMU Serif" fo:font-size="12.5pt" style:font-size-asian="12.5pt"/>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Standard" style:family="paragraph">
      <style:text-properties style:font-name="CMU Serif" fo:font-size="12.5pt" style:font-size-asian="12.5pt"/>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Standard" style:family="paragraph">
      <style:text-properties style:font-name="CMU Serif" fo:font-size="12.5pt" style:font-size-asian="12.5pt"/>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Standard" style:family="paragraph">
      <style:text-properties style:font-name="CMU Serif" fo:font-size="12.5pt" style:font-size-asian="12.5pt"/>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7" style:parent-style-name="Standard" style:family="paragraph">
      <style:text-properties style:font-name="CMU Serif" fo:font-size="12.5pt" style:font-size-asian="12.5pt"/>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text-properties style:font-name="CMU Serif"/>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2" style:parent-style-name="TableContents" style:family="paragraph">
      <style:text-properties style:font-name="CMU Serif"/>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4" style:parent-style-name="TableContents" style:family="paragraph">
      <style:text-properties style:font-name="CMU Serif"/>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text-properties style:font-name="CMU Serif"/>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8" style:parent-style-name="TableContents" style:family="paragraph">
      <style:text-properties style:font-name="CMU Serif"/>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0" style:parent-style-name="TableContents" style:family="paragraph">
      <style:text-properties style:font-name="CMU Serif"/>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text-properties style:font-name="CMU Serif"/>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text-properties style:font-name="CMU Serif"/>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text-properties style:font-name="CMU Serif"/>
    </style:style>
    <style:style style:name="TableCell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9" style:parent-style-name="TableContents" style:family="paragraph">
      <style:text-properties style:font-name="CMU Serif"/>
    </style:style>
    <style:style style:name="TableCell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1" style:parent-style-name="TableContents" style:family="paragraph">
      <style:text-properties style:font-name="CMU Serif"/>
    </style:style>
    <style:style style:name="TableCell9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3" style:parent-style-name="TableContents" style:family="paragraph">
      <style:text-properties style:font-name="CMU Serif"/>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6" style:parent-style-name="TableContents" style:family="paragraph">
      <style:text-properties style:font-name="CMU Serif"/>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8" style:parent-style-name="TableContents" style:family="paragraph">
      <style:text-properties style:font-name="CMU Serif"/>
    </style:style>
    <style:style style:name="TableCell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0" style:parent-style-name="TableContents" style:family="paragraph">
      <style:text-properties style:font-name="CMU Serif"/>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2" style:parent-style-name="TableContents" style:family="paragraph">
      <style:text-properties style:font-name="CMU Serif"/>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text-properties style:font-name="CMU Serif"/>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6" style:parent-style-name="TableContents" style:family="paragraph">
      <style:text-properties style:font-name="CMU Serif"/>
    </style:style>
    <style:style style:name="TableRow977" style:family="table-row">
      <style:table-row-properties style:use-optimal-row-height="false"/>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9" style:parent-style-name="TableContents" style:family="paragraph">
      <style:text-properties style:font-name="CMU Serif"/>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text-properties style:font-name="CMU Serif"/>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text-properties style:font-name="CMU Serif"/>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style:font-name="CMU Serif"/>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text-properties style:font-name="CMU Serif"/>
    </style:style>
    <style:style style:name="TableCell9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9" style:parent-style-name="TableContents" style:family="paragraph">
      <style:text-properties style:font-name="CMU Serif"/>
    </style:style>
    <style:style style:name="TableRow990" style:family="table-row">
      <style:table-row-properties style:use-optimal-row-height="false"/>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text-properties style:font-name="CMU Serif"/>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text-properties style:font-name="CMU Serif"/>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TableContents" style:family="paragraph">
      <style:text-properties style:font-name="CMU Serif"/>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8" style:parent-style-name="TableContents" style:family="paragraph">
      <style:text-properties style:font-name="CMU Serif"/>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text-properties style:font-name="CMU Serif"/>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2" style:parent-style-name="TableContents" style:family="paragraph">
      <style:text-properties style:font-name="CMU Serif"/>
    </style:style>
    <style:style style:name="TableRow1003" style:family="table-row">
      <style:table-row-properties style:use-optimal-row-height="false"/>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5" style:parent-style-name="TableContents" style:family="paragraph">
      <style:text-properties style:font-name="CMU Serif"/>
    </style:style>
    <style:style style:name="TableCell1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7" style:parent-style-name="TableContents" style:family="paragraph">
      <style:text-properties style:font-name="CMU Serif"/>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text-properties style:font-name="CMU Serif"/>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1" style:parent-style-name="TableContents" style:family="paragraph">
      <style:text-properties style:font-name="CMU Serif"/>
    </style:style>
    <style:style style:name="TableCell1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3" style:parent-style-name="TableContents" style:family="paragraph">
      <style:text-properties style:font-name="CMU Serif"/>
    </style:style>
    <style:style style:name="TableCell10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5" style:parent-style-name="TableContents" style:family="paragraph">
      <style:text-properties style:font-name="CMU Serif"/>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8" style:parent-style-name="TableContents" style:family="paragraph">
      <style:text-properties style:font-name="CMU Serif"/>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TableContents" style:family="paragraph">
      <style:text-properties style:font-name="CMU Serif"/>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text-properties style:font-name="CMU Serif"/>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style:font-name="CMU Serif"/>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style:font-name="CMU Serif"/>
    </style:style>
    <style:style style:name="TableCell10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8" style:parent-style-name="TableContents" style:family="paragraph">
      <style:text-properties style:font-name="CMU Serif"/>
    </style:style>
    <style:style style:name="TableRow1029" style:family="table-row">
      <style:table-row-properties style:use-optimal-row-height="false"/>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1" style:parent-style-name="TableContents" style:family="paragraph">
      <style:text-properties style:font-name="CMU Serif"/>
    </style:style>
    <style:style style:name="TableCell1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3" style:parent-style-name="TableContents" style:family="paragraph">
      <style:text-properties style:font-name="CMU Serif"/>
    </style:style>
    <style:style style:name="TableCell1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5" style:parent-style-name="TableContents" style:family="paragraph">
      <style:text-properties style:font-name="CMU Serif"/>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text-properties style:font-name="CMU Serif"/>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text-properties style:font-name="CMU Serif"/>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1" style:parent-style-name="TableContents" style:family="paragraph">
      <style:text-properties style:font-name="CMU Serif"/>
    </style:style>
    <style:style style:name="TableRow1042" style:family="table-row">
      <style:table-row-properties style:use-optimal-row-height="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text-properties style:font-name="CMU Serif"/>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text-properties style:font-name="CMU Serif"/>
    </style:style>
    <style:style style:name="TableCell1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8" style:parent-style-name="TableContents" style:family="paragraph">
      <style:text-properties style:font-name="CMU Serif"/>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text-properties style:font-name="CMU Serif"/>
    </style:style>
    <style:style style:name="TableCell1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2" style:parent-style-name="TableContents" style:family="paragraph">
      <style:text-properties style:font-name="CMU Serif"/>
    </style:style>
    <style:style style:name="TableCell10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4" style:parent-style-name="TableContents" style:family="paragraph">
      <style:text-properties style:font-name="CMU Serif"/>
    </style:style>
    <style:style style:name="TableRow1055" style:family="table-row">
      <style:table-row-properties style:use-optimal-row-height="false"/>
    </style:style>
    <style:style style:name="TableCell1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7" style:parent-style-name="TableContents" style:family="paragraph">
      <style:text-properties style:font-name="CMU Serif"/>
    </style:style>
    <style:style style:name="TableCell1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9" style:parent-style-name="TableContents" style:family="paragraph">
      <style:text-properties style:font-name="CMU Serif"/>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text-properties style:font-name="CMU Serif"/>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text-properties style:font-name="CMU Serif"/>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5" style:parent-style-name="TableContents" style:family="paragraph">
      <style:text-properties style:font-name="CMU Serif"/>
    </style:style>
    <style:style style:name="TableCell10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7" style:parent-style-name="TableContents" style:family="paragraph">
      <style:text-properties style:font-name="CMU Serif"/>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text-properties style:font-name="CMU Serif"/>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TableContents" style:family="paragraph">
      <style:text-properties style:font-name="CMU Serif"/>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text-properties style:font-name="CMU Serif"/>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6" style:parent-style-name="TableContents" style:family="paragraph">
      <style:text-properties style:font-name="CMU Serif"/>
    </style:style>
    <style:style style:name="TableCell1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8" style:parent-style-name="TableContents" style:family="paragraph">
      <style:text-properties style:font-name="CMU Serif"/>
    </style:style>
    <style:style style:name="TableCell1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0" style:parent-style-name="TableContents" style:family="paragraph">
      <style:text-properties style:font-name="CMU Serif"/>
    </style:style>
    <style:style style:name="TableRow1081" style:family="table-row">
      <style:table-row-properties style:use-optimal-row-height="false"/>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3" style:parent-style-name="TableContents" style:family="paragraph">
      <style:text-properties style:font-name="CMU Serif"/>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5" style:parent-style-name="TableContents" style:family="paragraph">
      <style:text-properties style:font-name="CMU Serif"/>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TableContents" style:family="paragraph">
      <style:text-properties style:font-name="CMU Serif"/>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ableContents" style:family="paragraph">
      <style:text-properties style:font-name="CMU Serif"/>
    </style:style>
    <style:style style:name="P1090" style:parent-style-name="TableContents" style:family="paragraph">
      <style:text-properties style:font-name="CMU Serif"/>
    </style:style>
    <style:style style:name="P1091" style:parent-style-name="TableContents" style:family="paragraph">
      <style:text-properties style:font-name="CMU Serif"/>
    </style:style>
    <style:style style:name="P1092" style:parent-style-name="TableContents" style:family="paragraph">
      <style:text-properties style:font-name="CMU Serif"/>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text-properties style:font-name="CMU Serif"/>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ableContents" style:family="paragraph">
      <style:text-properties style:font-name="CMU Serif"/>
    </style:style>
    <style:style style:name="TableRow1097" style:family="table-row">
      <style:table-row-properties style:use-optimal-row-height="false"/>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text-properties style:font-name="CMU Serif"/>
    </style:style>
    <style:style style:name="TableCell1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1" style:parent-style-name="TableContents" style:family="paragraph">
      <style:text-properties style:font-name="CMU Serif"/>
    </style:style>
    <style:style style:name="TableCell1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3" style:parent-style-name="TableContents" style:family="paragraph">
      <style:text-properties style:font-name="CMU Serif"/>
    </style:style>
    <style:style style:name="TableCell1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5" style:parent-style-name="TableContents" style:family="paragraph">
      <style:text-properties style:font-name="CMU Serif"/>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7" style:parent-style-name="TableContents" style:family="paragraph">
      <style:text-properties style:font-name="CMU Serif"/>
    </style:style>
    <style:style style:name="TableCell1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9" style:parent-style-name="TableContents" style:family="paragraph">
      <style:text-properties style:font-name="CMU Serif"/>
    </style:style>
    <style:style style:name="TableRow1110" style:family="table-row">
      <style:table-row-properties style:use-optimal-row-height="false"/>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text-properties style:font-name="CMU Serif"/>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4" style:parent-style-name="TableContents" style:family="paragraph">
      <style:text-properties style:font-name="CMU Serif"/>
    </style:style>
    <style:style style:name="TableCell1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6" style:parent-style-name="TableContents" style:family="paragraph">
      <style:text-properties style:font-name="CMU Serif"/>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8" style:parent-style-name="TableContents" style:family="paragraph">
      <style:text-properties style:font-name="CMU Serif"/>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TableContents" style:family="paragraph">
      <style:text-properties style:font-name="CMU Serif"/>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2" style:parent-style-name="TableContents" style:family="paragraph">
      <style:text-properties style:font-name="CMU Serif"/>
    </style:style>
    <style:style style:name="TableRow1123" style:family="table-row">
      <style:table-row-properties style:use-optimal-row-height="false"/>
    </style:style>
    <style:style style:name="TableCell1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5" style:parent-style-name="TableContents" style:family="paragraph">
      <style:text-properties style:font-name="CMU Serif"/>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7" style:parent-style-name="TableContents" style:family="paragraph">
      <style:text-properties style:font-name="CMU Serif"/>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text-properties style:font-name="CMU Serif"/>
    </style:style>
    <style:style style:name="TableCell1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1" style:parent-style-name="TableContents" style:family="paragraph">
      <style:text-properties style:font-name="CMU Serif"/>
    </style:style>
    <style:style style:name="TableCell1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3" style:parent-style-name="TableContents" style:family="paragraph">
      <style:text-properties style:font-name="CMU Serif"/>
    </style:style>
    <style:style style:name="TableCell1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5" style:parent-style-name="TableContents" style:family="paragraph">
      <style:text-properties style:font-name="CMU Serif"/>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8" style:parent-style-name="TableContents" style:family="paragraph">
      <style:text-properties style:font-name="CMU Serif"/>
    </style:style>
    <style:style style:name="TableCell1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0" style:parent-style-name="TableContents" style:family="paragraph">
      <style:text-properties style:font-name="CMU Serif"/>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2" style:parent-style-name="TableContents" style:family="paragraph">
      <style:text-properties style:font-name="CMU Serif"/>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text-properties style:font-name="CMU Serif"/>
    </style:style>
    <style:style style:name="TableCell1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6" style:parent-style-name="TableContents" style:family="paragraph">
      <style:text-properties style:font-name="CMU Serif"/>
    </style:style>
    <style:style style:name="TableCell1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8" style:parent-style-name="TableContents" style:family="paragraph">
      <style:text-properties style:font-name="CMU Serif"/>
    </style:style>
    <style:style style:name="TableRow1149" style:family="table-row">
      <style:table-row-properties style:use-optimal-row-height="false"/>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1" style:parent-style-name="TableContents" style:family="paragraph">
      <style:text-properties style:font-name="CMU Serif"/>
    </style:style>
    <style:style style:name="TableCell1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3" style:parent-style-name="TableContents" style:family="paragraph">
      <style:text-properties style:font-name="CMU Serif"/>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text-properties style:font-name="CMU Serif"/>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text-properties style:font-name="CMU Serif"/>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text-properties style:font-name="CMU Serif"/>
    </style:style>
    <style:style style:name="TableCell1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1" style:parent-style-name="TableContents" style:family="paragraph">
      <style:text-properties style:font-name="CMU Serif"/>
    </style:style>
    <style:style style:name="TableRow1162" style:family="table-row">
      <style:table-row-properties style:use-optimal-row-height="false"/>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4" style:parent-style-name="TableContents" style:family="paragraph">
      <style:text-properties style:font-name="CMU Serif"/>
    </style:style>
    <style:style style:name="TableCell1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6" style:parent-style-name="TableContents" style:family="paragraph">
      <style:text-properties style:font-name="CMU Serif"/>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8" style:parent-style-name="TableContents" style:family="paragraph">
      <style:text-properties style:font-name="CMU Serif"/>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text-properties style:font-name="CMU Serif"/>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text-properties style:font-name="CMU Serif"/>
    </style:style>
    <style:style style:name="TableCell1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4" style:parent-style-name="TableContents" style:family="paragraph">
      <style:text-properties style:font-name="CMU Serif"/>
    </style:style>
    <style:style style:name="TableRow1175" style:family="table-row">
      <style:table-row-properties style:use-optimal-row-height="false"/>
    </style:style>
    <style:style style:name="TableCell1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7" style:parent-style-name="TableContents" style:family="paragraph">
      <style:text-properties style:font-name="CMU Serif"/>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text-properties style:font-name="CMU Serif"/>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TableContents" style:family="paragraph">
      <style:text-properties style:font-name="CMU Serif"/>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text-properties style:font-name="CMU Serif"/>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5" style:parent-style-name="TableContents" style:family="paragraph">
      <style:text-properties style:font-name="CMU Serif"/>
    </style:style>
    <style:style style:name="TableCell1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7" style:parent-style-name="TableContents" style:family="paragraph">
      <style:text-properties style:font-name="CMU Serif"/>
    </style:style>
    <style:style style:name="TableRow1188" style:family="table-row">
      <style:table-row-properties style:min-row-height="0.934in" style:use-optimal-row-height="false"/>
    </style:style>
    <style:style style:name="TableCell1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0" style:parent-style-name="TableContents" style:family="paragraph">
      <style:text-properties style:font-name="CMU Serif"/>
    </style:style>
    <style:style style:name="TableCell1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2" style:parent-style-name="TableContents" style:family="paragraph">
      <style:text-properties style:font-name="CMU Serif"/>
    </style:style>
    <style:style style:name="TableCell1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4" style:parent-style-name="TableContents" style:family="paragraph">
      <style:text-properties style:font-name="CMU Serif"/>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6" style:parent-style-name="TableContents" style:family="paragraph">
      <style:text-properties style:font-name="CMU Serif"/>
    </style:style>
    <style:style style:name="TableCell1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8" style:parent-style-name="TableContents" style:family="paragraph">
      <style:text-properties style:font-name="CMU Serif"/>
    </style:style>
    <style:style style:name="TableCell1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0" style:parent-style-name="TableContents" style:family="paragraph">
      <style:text-properties style:font-name="CMU Serif"/>
    </style:style>
    <style:style style:name="TableRow1201" style:family="table-row">
      <style:table-row-properties style:min-row-height="0.934in" style:use-optimal-row-height="false"/>
    </style:style>
    <style:style style:name="TableCell1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3" style:parent-style-name="TableContents" style:family="paragraph">
      <style:text-properties style:font-name="CMU Serif"/>
    </style:style>
    <style:style style:name="P1204" style:parent-style-name="TableContents" style:family="paragraph">
      <style:text-properties style:font-name="CMU Serif"/>
    </style:style>
    <style:style style:name="P1205" style:parent-style-name="TableContents" style:family="paragraph">
      <style:text-properties style:font-name="CMU Serif"/>
    </style:style>
    <style:style style:name="P1206" style:parent-style-name="TableContents" style:family="paragraph">
      <style:text-properties style:font-name="CMU Serif"/>
    </style:style>
    <style:style style:name="P1207" style:parent-style-name="TableContents" style:family="paragraph">
      <style:text-properties style:font-name="CMU Serif"/>
    </style:style>
    <style:style style:name="TableCell1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9" style:parent-style-name="TableContents" style:family="paragraph">
      <style:text-properties style:font-name="CMU Serif"/>
    </style:style>
    <style:style style:name="TableCell1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1" style:parent-style-name="TableContents" style:family="paragraph">
      <style:text-properties style:font-name="CMU Serif"/>
    </style:style>
    <style:style style:name="TableCell1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3" style:parent-style-name="TableContents" style:family="paragraph">
      <style:text-properties style:font-name="CMU Serif"/>
    </style:style>
    <style:style style:name="TableCell1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5" style:parent-style-name="TableContents" style:family="paragraph">
      <style:text-properties style:font-name="CMU Serif"/>
    </style:style>
    <style:style style:name="TableCell1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7" style:parent-style-name="TableContents" style:family="paragraph">
      <style:text-properties style:font-name="CMU Serif"/>
    </style:style>
    <style:style style:name="TableRow1218" style:family="table-row">
      <style:table-row-properties style:min-row-height="0.934in" style:use-optimal-row-height="false"/>
    </style:style>
    <style:style style:name="TableCell1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0" style:parent-style-name="TableContents" style:family="paragraph">
      <style:text-properties style:font-name="CMU Serif"/>
    </style:style>
    <style:style style:name="P1221" style:parent-style-name="TableContents" style:family="paragraph">
      <style:text-properties style:font-name="CMU Serif"/>
    </style:style>
    <style:style style:name="P1222" style:parent-style-name="TableContents" style:family="paragraph">
      <style:text-properties style:font-name="CMU Serif"/>
    </style:style>
    <style:style style:name="P1223" style:parent-style-name="TableContents" style:family="paragraph">
      <style:text-properties style:font-name="CMU Serif"/>
    </style:style>
    <style:style style:name="P1224" style:parent-style-name="TableContents" style:family="paragraph">
      <style:text-properties style:font-name="CMU Serif"/>
    </style:style>
    <style:style style:name="P1225" style:parent-style-name="TableContents" style:family="paragraph">
      <style:text-properties style:font-name="CMU Serif"/>
    </style:style>
    <style:style style:name="TableCell1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7" style:parent-style-name="TableContents" style:family="paragraph">
      <style:text-properties style:font-name="CMU Serif"/>
    </style:style>
    <style:style style:name="TableCell1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9" style:parent-style-name="TableContents" style:family="paragraph">
      <style:text-properties style:font-name="CMU Serif"/>
    </style:style>
    <style:style style:name="TableCell1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1" style:parent-style-name="TableContents" style:family="paragraph">
      <style:text-properties style:font-name="CMU Serif"/>
    </style:style>
    <style:style style:name="TableCell1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3" style:parent-style-name="TableContents" style:family="paragraph">
      <style:text-properties style:font-name="CMU Serif"/>
    </style:style>
    <style:style style:name="TableCell1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5" style:parent-style-name="TableContents" style:family="paragraph">
      <style:text-properties style:font-name="CMU Serif"/>
    </style:style>
    <style:style style:name="P1236" style:parent-style-name="Textbody" style:family="paragraph">
      <style:text-properties style:font-name="CMU Serif"/>
    </style:style>
    <style:style style:name="P1237" style:parent-style-name="Heading1" style:family="paragraph">
      <style:text-properties style:font-name="CMU Serif"/>
    </style:style>
    <style:style style:name="P1238" style:parent-style-name="Textbody" style:family="paragraph">
      <style:text-properties style:font-name="CMU Serif"/>
    </style:style>
    <style:style style:name="P1239" style:parent-style-name="Heading1" style:family="paragraph">
      <style:text-properties style:font-name="CMU Serif"/>
    </style:style>
    <style:style style:name="TableColumn1241" style:family="table-column">
      <style:table-column-properties style:column-width="0.7951in" style:use-optimal-column-width="false"/>
    </style:style>
    <style:style style:name="TableColumn1242" style:family="table-column">
      <style:table-column-properties style:column-width="1.0895in" style:use-optimal-column-width="false"/>
    </style:style>
    <style:style style:name="TableColumn1243" style:family="table-column">
      <style:table-column-properties style:column-width="1.2305in" style:use-optimal-column-width="false"/>
    </style:style>
    <style:style style:name="TableColumn1244" style:family="table-column">
      <style:table-column-properties style:column-width="4.9527in" style:use-optimal-column-width="false"/>
    </style:style>
    <style:style style:name="TableColumn1245" style:family="table-column">
      <style:table-column-properties style:column-width="2.0159in" style:use-optimal-column-width="false"/>
    </style:style>
    <style:style style:name="Table1240" style:family="table">
      <style:table-properties style:width="10.084in" fo:margin-left="0.027in" table:align="left"/>
    </style:style>
    <style:style style:name="TableRow1246" style:family="table-row">
      <style:table-row-properties style:use-optimal-row-height="false"/>
    </style:style>
    <style:style style:name="TableCell1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8" style:parent-style-name="TableContents" style:family="paragraph">
      <style:text-properties style:font-name="CMU Serif" fo:font-style="italic" style:font-style-asian="italic" style:font-style-complex="italic"/>
    </style:style>
    <style:style style:name="TableCell1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0" style:parent-style-name="TableContents" style:family="paragraph">
      <style:text-properties style:font-name="CMU Serif" fo:font-style="italic" style:font-style-asian="italic" style:font-style-complex="italic"/>
    </style:style>
    <style:style style:name="TableCell1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2" style:parent-style-name="TableContents" style:family="paragraph">
      <style:text-properties style:font-name="CMU Serif" fo:font-style="italic" style:font-style-asian="italic" style:font-style-complex="italic"/>
    </style:style>
    <style:style style:name="TableCell1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4" style:parent-style-name="TableContents" style:family="paragraph">
      <style:text-properties style:font-name="CMU Serif" fo:font-style="italic" style:font-style-asian="italic" style:font-style-complex="italic"/>
    </style:style>
    <style:style style:name="TableCell1255" style:family="table-cell">
      <style:table-cell-properties fo:border="0.0034in solid #000000" style:writing-mode="lr-tb" fo:padding-top="0.0381in" fo:padding-left="0.0381in" fo:padding-bottom="0.0381in" fo:padding-right="0.0381in"/>
    </style:style>
    <style:style style:name="P1256" style:parent-style-name="TableContents" style:family="paragraph">
      <style:text-properties style:font-name="CMU Serif" fo:font-style="italic" style:font-style-asian="italic" style:font-style-complex="italic"/>
    </style:style>
    <style:style style:name="TableRow1257" style:family="table-row">
      <style:table-row-properties style:use-optimal-row-height="false"/>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9" style:parent-style-name="TableContents" style:family="paragraph">
      <style:text-properties style:font-name="CMU Serif"/>
    </style:style>
    <style:style style:name="TableCell1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1" style:parent-style-name="TableContents" style:family="paragraph">
      <style:text-properties style:font-name="CMU Serif"/>
    </style:style>
    <style:style style:name="TableCell1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3" style:parent-style-name="TableContents" style:family="paragraph">
      <style:text-properties style:font-name="CMU Serif"/>
    </style:style>
    <style:style style:name="TableCell1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5" style:parent-style-name="TableContents" style:family="paragraph">
      <style:text-properties style:font-name="CMU Serif"/>
    </style:style>
    <style:style style:name="TableCell1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7" style:parent-style-name="TableContents" style:family="paragraph">
      <style:text-properties style:font-name="CMU Serif"/>
    </style:style>
    <style:style style:name="TableRow1268" style:family="table-row">
      <style:table-row-properties style:use-optimal-row-height="false"/>
    </style:style>
    <style:style style:name="TableCell1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0" style:parent-style-name="TableContents" style:family="paragraph">
      <style:text-properties style:font-name="CMU Serif"/>
    </style:style>
    <style:style style:name="TableCell1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2" style:parent-style-name="TableContents" style:family="paragraph">
      <style:text-properties style:font-name="CMU Serif"/>
    </style:style>
    <style:style style:name="TableCell1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4" style:parent-style-name="TableContents" style:family="paragraph">
      <style:text-properties style:font-name="CMU Serif"/>
    </style:style>
    <style:style style:name="TableCell1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6" style:parent-style-name="TableContents" style:family="paragraph">
      <style:text-properties style:font-name="CMU Serif"/>
    </style:style>
    <style:style style:name="TableCell1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8" style:parent-style-name="TableContents" style:family="paragraph">
      <style:text-properties style:font-name="CMU Serif"/>
    </style:style>
    <style:style style:name="TableRow1279" style:family="table-row">
      <style:table-row-properties style:use-optimal-row-height="false"/>
    </style:style>
    <style:style style:name="TableCell1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1" style:parent-style-name="TableContents" style:family="paragraph">
      <style:text-properties style:font-name="CMU Serif"/>
    </style:style>
    <style:style style:name="TableCell1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3" style:parent-style-name="TableContents" style:family="paragraph">
      <style:text-properties style:font-name="CMU Serif"/>
    </style:style>
    <style:style style:name="TableCell1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5" style:parent-style-name="TableContents" style:family="paragraph">
      <style:text-properties style:font-name="CMU Serif"/>
    </style:style>
    <style:style style:name="TableCell1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7" style:parent-style-name="TableContents" style:family="paragraph">
      <style:text-properties style:font-name="CMU Serif"/>
    </style:style>
    <style:style style:name="TableCell1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9" style:parent-style-name="TableContents" style:family="paragraph">
      <style:text-properties style:font-name="CMU Serif"/>
    </style:style>
    <style:style style:name="TableRow1290" style:family="table-row">
      <style:table-row-properties style:use-optimal-row-height="false"/>
    </style:style>
    <style:style style:name="TableCell1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2" style:parent-style-name="TableContents" style:family="paragraph">
      <style:text-properties style:font-name="CMU Serif"/>
    </style:style>
    <style:style style:name="TableCell1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4" style:parent-style-name="TableContents" style:family="paragraph">
      <style:text-properties style:font-name="CMU Serif"/>
    </style:style>
    <style:style style:name="TableCell1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6" style:parent-style-name="TableContents" style:family="paragraph">
      <style:text-properties style:font-name="CMU Serif"/>
    </style:style>
    <style:style style:name="TableCell1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8" style:parent-style-name="TableContents" style:family="paragraph">
      <style:text-properties style:font-name="CMU Serif"/>
    </style:style>
    <style:style style:name="TableCell1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0" style:parent-style-name="TableContents" style:family="paragraph">
      <style:text-properties style:font-name="CMU Serif"/>
    </style:style>
    <style:style style:name="TableRow1301" style:family="table-row">
      <style:table-row-properties style:use-optimal-row-height="false"/>
    </style:style>
    <style:style style:name="TableCell1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3" style:parent-style-name="TableContents" style:family="paragraph">
      <style:text-properties style:font-name="CMU Serif"/>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5" style:parent-style-name="TableContents" style:family="paragraph">
      <style:text-properties style:font-name="CMU Serif"/>
    </style:style>
    <style:style style:name="TableCell1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7" style:parent-style-name="TableContents" style:family="paragraph">
      <style:text-properties style:font-name="CMU Serif"/>
    </style:style>
    <style:style style:name="TableCell1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9" style:parent-style-name="TableContents" style:family="paragraph">
      <style:text-properties style:font-name="CMU Serif"/>
    </style:style>
    <style:style style:name="TableCell1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1" style:parent-style-name="TableContents" style:family="paragraph">
      <style:text-properties style:font-name="CMU Serif"/>
    </style:style>
    <style:style style:name="TableRow1312" style:family="table-row">
      <style:table-row-properties style:use-optimal-row-height="false"/>
    </style:style>
    <style:style style:name="TableCell1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4" style:parent-style-name="TableContents" style:family="paragraph">
      <style:text-properties style:font-name="CMU Serif"/>
    </style:style>
    <style:style style:name="TableCell1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6" style:parent-style-name="TableContents" style:family="paragraph">
      <style:text-properties style:font-name="CMU Serif"/>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text-properties style:font-name="CMU Serif"/>
    </style:style>
    <style:style style:name="TableCell1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0" style:parent-style-name="TableContents" style:family="paragraph">
      <style:text-properties style:font-name="CMU Serif"/>
    </style:style>
    <style:style style:name="TableCell1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2" style:parent-style-name="TableContents" style:family="paragraph">
      <style:text-properties style:font-name="CMU Serif"/>
    </style:style>
    <style:style style:name="TableRow1323" style:family="table-row">
      <style:table-row-properties style:use-optimal-row-height="false"/>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5" style:parent-style-name="TableContents" style:family="paragraph">
      <style:text-properties style:font-name="CMU Serif"/>
    </style:style>
    <style:style style:name="TableCell1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7" style:parent-style-name="TableContents" style:family="paragraph">
      <style:text-properties style:font-name="CMU Serif"/>
    </style:style>
    <style:style style:name="TableCell1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9" style:parent-style-name="TableContents" style:family="paragraph">
      <style:text-properties style:font-name="CMU Serif"/>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1" style:parent-style-name="TableContents" style:family="paragraph">
      <style:text-properties style:font-name="CMU Serif"/>
    </style:style>
    <style:style style:name="TableCell1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3" style:parent-style-name="TableContents" style:family="paragraph">
      <style:text-properties style:font-name="CMU Serif"/>
    </style:style>
    <style:style style:name="TableRow1334" style:family="table-row">
      <style:table-row-properties style:use-optimal-row-height="false"/>
    </style:style>
    <style:style style:name="TableCell1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6" style:parent-style-name="TableContents" style:family="paragraph">
      <style:text-properties style:font-name="CMU Serif"/>
    </style:style>
    <style:style style:name="TableCell1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8" style:parent-style-name="TableContents" style:family="paragraph">
      <style:text-properties style:font-name="CMU Serif"/>
    </style:style>
    <style:style style:name="TableCell1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0" style:parent-style-name="TableContents" style:family="paragraph">
      <style:text-properties style:font-name="CMU Serif"/>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2" style:parent-style-name="TableContents" style:family="paragraph">
      <style:text-properties style:font-name="CMU Serif"/>
    </style:style>
    <style:style style:name="TableCell1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4" style:parent-style-name="TableContents" style:family="paragraph">
      <style:text-properties style:font-name="CMU Serif"/>
    </style:style>
    <style:style style:name="TableRow1345" style:family="table-row">
      <style:table-row-properties style:use-optimal-row-height="false"/>
    </style:style>
    <style:style style:name="TableCell1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7" style:parent-style-name="TableContents" style:family="paragraph">
      <style:text-properties style:font-name="CMU Serif"/>
    </style:style>
    <style:style style:name="TableCell1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9" style:parent-style-name="TableContents" style:family="paragraph">
      <style:text-properties style:font-name="CMU Serif"/>
    </style:style>
    <style:style style:name="TableCell1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1" style:parent-style-name="TableContents" style:family="paragraph">
      <style:text-properties style:font-name="CMU Serif"/>
    </style:style>
    <style:style style:name="TableCell1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53" style:parent-style-name="DefaultParagraphFont" style:family="text">
      <style:text-properties style:font-name="CMU Serif"/>
    </style:style>
    <style:style style:name="T1354" style:parent-style-name="DefaultParagraphFont" style:family="text">
      <style:text-properties style:font-name="CMU Serif"/>
    </style:style>
    <style:style style:name="T1355" style:parent-style-name="DefaultParagraphFont" style:family="text">
      <style:text-properties style:font-name="CMU Serif" fo:language="en" fo:country="GB"/>
    </style:style>
    <style:style style:name="T1356" style:parent-style-name="DefaultParagraphFont" style:family="text">
      <style:text-properties style:font-name="CMU Serif"/>
    </style:style>
    <style:style style:name="TableCell1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8" style:parent-style-name="TableContents" style:family="paragraph">
      <style:text-properties style:font-name="CMU Serif"/>
    </style:style>
    <style:style style:name="TableRow1359" style:family="table-row">
      <style:table-row-properties style:use-optimal-row-height="false"/>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1" style:parent-style-name="TableContents" style:family="paragraph">
      <style:text-properties style:font-name="CMU Serif"/>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TableContents" style:family="paragraph">
      <style:text-properties style:font-name="CMU Serif"/>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5" style:parent-style-name="TableContents" style:family="paragraph">
      <style:text-properties style:font-name="CMU Serif"/>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7" style:parent-style-name="TableContents" style:family="paragraph">
      <style:text-properties style:font-name="CMU Serif"/>
    </style:style>
    <style:style style:name="TableCell1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9" style:parent-style-name="TableContents" style:family="paragraph">
      <style:text-properties style:font-name="CMU Serif"/>
    </style:style>
    <style:style style:name="TableRow1370" style:family="table-row">
      <style:table-row-properties style:use-optimal-row-height="false"/>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2" style:parent-style-name="TableContents" style:family="paragraph">
      <style:text-properties style:font-name="CMU Serif"/>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4" style:parent-style-name="TableContents" style:family="paragraph">
      <style:text-properties style:font-name="CMU Serif"/>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6" style:parent-style-name="TableContents" style:family="paragraph">
      <style:text-properties style:font-name="CMU Serif"/>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78" style:parent-style-name="DefaultParagraphFont" style:family="text">
      <style:text-properties style:font-name="CMU Serif"/>
    </style:style>
    <style:style style:name="T1379" style:parent-style-name="DefaultParagraphFont" style:family="text">
      <style:text-properties style:font-name="CMU Serif" fo:language="en" fo:country="GB"/>
    </style:style>
    <style:style style:name="T1380" style:parent-style-name="DefaultParagraphFont" style:family="text">
      <style:text-properties style:font-name="CMU Serif"/>
    </style:style>
    <style:style style:name="TableCell1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2" style:parent-style-name="TableContents" style:family="paragraph">
      <style:text-properties style:font-name="CMU Serif"/>
    </style:style>
    <style:style style:name="TableRow1383" style:family="table-row">
      <style:table-row-properties style:use-optimal-row-height="false"/>
    </style:style>
    <style:style style:name="TableCell1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5" style:parent-style-name="TableContents" style:family="paragraph">
      <style:text-properties style:font-name="CMU Serif"/>
    </style:style>
    <style:style style:name="TableCell1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7" style:parent-style-name="TableContents" style:family="paragraph">
      <style:text-properties style:font-name="CMU Serif"/>
    </style:style>
    <style:style style:name="TableCell1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9" style:parent-style-name="TableContents" style:family="paragraph">
      <style:text-properties style:font-name="CMU Serif"/>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1" style:parent-style-name="TableContents" style:family="paragraph">
      <style:text-properties style:font-name="CMU Serif"/>
    </style:style>
    <style:style style:name="TableCell1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3" style:parent-style-name="TableContents" style:family="paragraph">
      <style:text-properties style:font-name="CMU Serif"/>
    </style:style>
    <style:style style:name="TableRow1394" style:family="table-row">
      <style:table-row-properties style:use-optimal-row-height="false"/>
    </style:style>
    <style:style style:name="TableCell1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6" style:parent-style-name="TableContents" style:family="paragraph">
      <style:text-properties style:font-name="CMU Serif"/>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8" style:parent-style-name="TableContents" style:family="paragraph">
      <style:text-properties style:font-name="CMU Serif"/>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0" style:parent-style-name="TableContents" style:family="paragraph">
      <style:text-properties style:font-name="CMU Serif"/>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2" style:parent-style-name="TableContents" style:family="paragraph">
      <style:text-properties style:font-name="CMU Serif"/>
    </style:style>
    <style:style style:name="TableCell1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4" style:parent-style-name="TableContents" style:family="paragraph">
      <style:text-properties style:font-name="CMU Serif"/>
    </style:style>
    <style:style style:name="TableRow1405" style:family="table-row">
      <style:table-row-properties style:use-optimal-row-height="false"/>
    </style:style>
    <style:style style:name="TableCell1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7" style:parent-style-name="TableContents" style:family="paragraph">
      <style:text-properties style:font-name="CMU Serif"/>
    </style:style>
    <style:style style:name="TableCell1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9" style:parent-style-name="TableContents" style:family="paragraph">
      <style:text-properties style:font-name="CMU Serif"/>
    </style:style>
    <style:style style:name="TableCell1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1" style:parent-style-name="TableContents" style:family="paragraph">
      <style:text-properties style:font-name="CMU Serif"/>
    </style:style>
    <style:style style:name="TableCell1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3" style:parent-style-name="TableContents" style:family="paragraph">
      <style:text-properties style:font-name="CMU Serif"/>
    </style:style>
    <style:style style:name="TableCell1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5" style:parent-style-name="TableContents" style:family="paragraph">
      <style:text-properties style:font-name="CMU Serif"/>
    </style:style>
    <style:style style:name="TableRow1416" style:family="table-row">
      <style:table-row-properties style:use-optimal-row-height="false"/>
    </style:style>
    <style:style style:name="TableCell1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8" style:parent-style-name="TableContents" style:family="paragraph">
      <style:text-properties style:font-name="CMU Serif"/>
    </style:style>
    <style:style style:name="TableCell1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0" style:parent-style-name="TableContents" style:family="paragraph">
      <style:text-properties style:font-name="CMU Serif"/>
    </style:style>
    <style:style style:name="TableCell1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2" style:parent-style-name="TableContents" style:family="paragraph">
      <style:text-properties style:font-name="CMU Serif"/>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4" style:parent-style-name="TableContents" style:family="paragraph">
      <style:text-properties style:font-name="CMU Serif"/>
    </style:style>
    <style:style style:name="TableCell1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6" style:parent-style-name="TableContents" style:family="paragraph">
      <style:text-properties style:font-name="CMU Serif"/>
    </style:style>
    <style:style style:name="TableRow1427" style:family="table-row">
      <style:table-row-properties style:use-optimal-row-height="false"/>
    </style:style>
    <style:style style:name="TableCell1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9" style:parent-style-name="TableContents" style:family="paragraph">
      <style:text-properties style:font-name="CMU Serif"/>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1" style:parent-style-name="TableContents" style:family="paragraph">
      <style:text-properties style:font-name="CMU Serif"/>
    </style:style>
    <style:style style:name="TableCell1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3" style:parent-style-name="TableContents" style:family="paragraph">
      <style:text-properties style:font-name="CMU Serif"/>
    </style:style>
    <style:style style:name="TableCell1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5" style:parent-style-name="TableContents" style:family="paragraph">
      <style:text-properties style:font-name="CMU Serif"/>
    </style:style>
    <style:style style:name="TableCell1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7" style:parent-style-name="TableContents" style:family="paragraph">
      <style:text-properties style:font-name="CMU Serif"/>
    </style:style>
    <style:style style:name="TableRow1438" style:family="table-row">
      <style:table-row-properties style:use-optimal-row-height="false"/>
    </style:style>
    <style:style style:name="TableCell1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0" style:parent-style-name="TableContents" style:family="paragraph">
      <style:text-properties style:font-name="CMU Serif"/>
    </style:style>
    <style:style style:name="TableCell1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2" style:parent-style-name="TableContents" style:family="paragraph">
      <style:text-properties style:font-name="CMU Serif"/>
    </style:style>
    <style:style style:name="TableCell1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4" style:parent-style-name="TableContents" style:family="paragraph">
      <style:text-properties style:font-name="CMU Serif"/>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6" style:parent-style-name="TableContents" style:family="paragraph">
      <style:text-properties style:font-name="CMU Serif"/>
    </style:style>
    <style:style style:name="TableCell1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8" style:parent-style-name="TableContents" style:family="paragraph">
      <style:text-properties style:font-name="CMU Serif"/>
    </style:style>
    <style:style style:name="P1449" style:parent-style-name="Textbody" style:family="paragraph">
      <style:text-properties style:font-name="CMU Serif"/>
    </style:style>
  </office:automatic-styles>
  <office:body>
    <office:text text:use-soft-page-breaks="true">
      <text:h text:style-name="P1" text:outline-level="1"><text:bookmark-start text:name="__RefHeading__698_1817488610"/><text:line-break/>Software Engineering Group Projects –<text:bookmark-end text:name="__RefHeading__698_1817488610"/></text:h>
      <text:h text:style-name="P8" text:outline-level="1"><text:bookmark-start text:name="__RefHeading__360_632211959"/>Test Specification<text:line-break/><text:line-break/><text:bookmark-end text:name="__RefHeading__360_632211959"/></text:h>
      <text:p text:style-name="P9"/>
      <text:p text:style-name="P10">Author: <text:s text:c="4"/><text:tab/><text:tab/>Ryan Gouldsmith</text:p>
      <text:p text:style-name="P11"><text:tab/><text:tab/><text:tab/><text:tab/>Zack Lott</text:p>
      <text:p text:style-name="P12">Config Ref:<text:s/><text:tab/><text:tab/>SE.TEST.01</text:p>
      <text:p text:style-name="P13">Date: <text:s text:c="8"/><text:tab/><text:tab/>15th November 2013</text:p>
      <text:p text:style-name="P14">Version: <text:s text:c="4"/><text:tab/><text:tab/>2.5</text:p>
      <text:p text:style-name="P15">Status: <text:s text:c="7"/><text:tab/>Release</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Department of Computer Science</text:p>
      <text:p text:style-name="P32">Aberystwyth University</text:p>
      <text:p text:style-name="P33">Aberystwyth</text:p>
      <text:p text:style-name="P34">Ceredigion</text:p>
      <text:p text:style-name="P35">SY23 3DB</text:p>
      <text:p text:style-name="P36">Copyright © Aberystwyth University 2013</text:p>
      <text:p text:style-name="P37"/>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8">Table of Contents</text:p>
          <text:p text:style-name="P39"><text:a xlink:href="#__RefHeading__698_1817488610" office:target-frame-name="_top" xlink:show="replace"><text:line-break/>Software Engineering Group Projects –<text:tab/>1</text:a></text:p>
          <text:p text:style-name="P40"><text:a xlink:href="#__RefHeading__360_632211959" office:target-frame-name="_top" xlink:show="replace">Test Specification<text:line-break/><text:line-break/><text:tab/>1</text:a></text:p>
          <text:p text:style-name="P41"><text:a xlink:href="#__RefHeading__448_1210628608" office:target-frame-name="_top" xlink:show="replace">1. INTRODUCTION<text:tab/>3</text:a></text:p>
          <text:p text:style-name="P42"><text:a xlink:href="#__RefHeading__450_1210628608" office:target-frame-name="_top" xlink:show="replace">1.1 Purpose Of This Document<text:tab/>3</text:a></text:p>
          <text:p text:style-name="P43"><text:a xlink:href="#__RefHeading__452_1210628608" office:target-frame-name="_top" xlink:show="replace">1.2 Scope<text:tab/>3</text:a></text:p>
          <text:p text:style-name="P44"><text:a xlink:href="#__RefHeading__454_1210628608" office:target-frame-name="_top" xlink:show="replace">1.3 Objectives<text:tab/>3</text:a></text:p>
          <text:p text:style-name="P45"><text:a xlink:href="#__RefHeading__456_1210628608" office:target-frame-name="_top" xlink:show="replace">2. TEST SPECIFICATION TABLE<text:tab/>4</text:a></text:p>
          <text:p text:style-name="P46"><text:a xlink:href="#__RefHeading__1624_231547790" office:target-frame-name="_top" xlink:show="replace">3. REFERENCES<text:tab/>22</text:a></text:p>
          <text:p text:style-name="P47"><text:a xlink:href="#__RefHeading__458_1210628608" office:target-frame-name="_top" xlink:show="replace">4. DOCUMENT HISTORY<text:tab/>22</text:a></text:p>
        </text:index-body>
      </text:table-of-content>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text:line-break/><text:line-break/></text:p>
      <text:p text:style-name="P74"/>
      <text:h text:style-name="P75" text:outline-level="1"><text:bookmark-start text:name="__RefHeading__448_1210628608"/><text:soft-page-break/>1. INTRODUCTION<text:bookmark-end text:name="__RefHeading__448_1210628608"/></text:h>
      <text:h text:style-name="P76" text:outline-level="2"><text:bookmark-start text:name="__RefHeading__450_1210628608"/>1.1 Purpose of This Document<text:bookmark-end text:name="__RefHeading__450_1210628608"/></text:h>
      <text:p text:style-name="P77">To specify each section of the application that needs testing, in accordance to the Requirement<text:s/>Specification. This document should then be used to test in the future.</text:p>
      <text:h text:style-name="P78" text:outline-level="2"><text:bookmark-start text:name="__RefHeading__452_1210628608"/>1.2 Scope<text:bookmark-end text:name="__RefHeading__452_1210628608"/></text:h>
      <text:p text:style-name="P79">This document should be read by the Website Programming members, Android Application member, Team leader and Tester – everyone will know what they will have to entail</text:p>
      <text:h text:style-name="P80" text:outline-level="2"><text:bookmark-start text:name="__RefHeading__454_1210628608"/>1.3<text:s/>Objectives<text:bookmark-end text:name="__RefHeading__454_1210628608"/></text:h>
      <text:p text:style-name="P81">These are the Objectives in which this document will involve:</text:p>
      <text:list text:style-name="LFO1" text:continue-numbering="true">
        <text:list-item>
          <text:p text:style-name="P82">List tests required for all aspects of the project</text:p>
        </text:list-item>
        <text:list-item>
          <text:p text:style-name="P83">Use Boundary Testing to appreciate where errors may occur</text:p>
        </text:list-item>
        <text:list-item>
          <text:p text:style-name="P84">Enable tests to be written as a result of this document</text:p>
        </text:list-item>
      </text:list>
      <text:p text:style-name="P85"/>
      <text:h text:style-name="P86" text:outline-level="1"/>
      <text:h text:style-name="P87" text:outline-level="1"><text:bookmark-start text:name="__RefHeading__456_1210628608"/><text:soft-page-break/>2. TEST SPECIFICATION TABLE<text:bookmark-end text:name="__RefHeading__456_1210628608"/></text:h>
      <text:p text:style-name="P99"/>
      <table:table table:style-name="Table100">
        <table:table-columns>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P109">Test Ref</text:p>
          </table:table-cell>
          <table:table-cell table:style-name="TableCell110">
            <text:p text:style-name="P111">Req being Tested</text:p>
          </table:table-cell>
          <table:table-cell table:style-name="TableCell112">
            <text:p text:style-name="P113">Test Content</text:p>
          </table:table-cell>
          <table:table-cell table:style-name="TableCell114">
            <text:p text:style-name="P115">Input</text:p>
          </table:table-cell>
          <table:table-cell table:style-name="TableCell116">
            <text:p text:style-name="P117">Output</text:p>
          </table:table-cell>
          <table:table-cell table:style-name="TableCell118">
            <text:p text:style-name="P119">Pass Criteria</text:p>
          </table:table-cell>
        </table:table-row>
        <table:table-row table:style-name="TableRow120">
          <table:table-cell table:style-name="TableCell121">
            <text:p text:style-name="P122">SE-F-001</text:p>
          </table:table-cell>
          <table:table-cell table:style-name="TableCell123">
            <text:p text:style-name="P124">FR1 [1]</text:p>
          </table:table-cell>
          <table:table-cell table:style-name="TableCell125">
            <text:p text:style-name="P126">Check the user can successfully create a new walk.</text:p>
          </table:table-cell>
          <table:table-cell table:style-name="TableCell127">
            <text:p text:style-name="P128">Touch the create walk button.</text:p>
          </table:table-cell>
          <table:table-cell table:style-name="TableCell129">
            <text:p text:style-name="P130">Prompted for Title of Walk, short and Long description of<text:s/>the Walk.</text:p>
          </table:table-cell>
          <table:table-cell table:style-name="TableCell131">
            <text:p text:style-name="P132">Passes if when the start button is pressed, the screen for entering information about a walk appears.</text:p>
          </table:table-cell>
        </table:table-row>
        <table:table-row table:style-name="TableRow133">
          <table:table-cell table:style-name="TableCell134">
            <text:p text:style-name="P135">SE-F-002</text:p>
          </table:table-cell>
          <table:table-cell table:style-name="TableCell136">
            <text:p text:style-name="P137">FR1 [1]</text:p>
          </table:table-cell>
          <table:table-cell table:style-name="TableCell138">
            <text:p text:style-name="P139">Check to see if the co-ordinates have been set, and begin recording.</text:p>
          </table:table-cell>
          <table:table-cell table:style-name="TableCell140">
            <text:p text:style-name="P141">The Name of the walk to “Aberystwyth” <text:s/>and Location =<text:s/>“Aberystwyth”</text:p>
          </table:table-cell>
          <table:table-cell table:style-name="TableCell142">
            <text:p text:style-name="P143">Prompt a message telling the user that the walk is being recorded.</text:p>
          </table:table-cell>
          <table:table-cell table:style-name="TableCell144">
            <text:p text:style-name="P145">If there's a message which notifies the user that the walk has started to record – then the location has been set.</text:p>
          </table:table-cell>
        </table:table-row>
        <table:table-row table:style-name="TableRow146">
          <table:table-cell table:style-name="TableCell147">
            <text:p text:style-name="P148">SE-F-003</text:p>
          </table:table-cell>
          <table:table-cell table:style-name="TableCell149">
            <text:p text:style-name="P150">FR1 [1]</text:p>
          </table:table-cell>
          <table:table-cell table:style-name="TableCell151">
            <text:p text:style-name="P152">Check to see if the options to cancel the<text:s/>walk are displayed once the application starts recording.</text:p>
          </table:table-cell>
          <table:table-cell table:style-name="TableCell153">
            <text:p text:style-name="P154">Set the name of the walk = “town” and location = “Aberystwyth”</text:p>
          </table:table-cell>
          <table:table-cell table:style-name="TableCell155">
            <text:p text:style-name="P156">There should be an option to cancel the current walk.</text:p>
          </table:table-cell>
          <table:table-cell table:style-name="TableCell157">
            <text:p text:style-name="P158">If the information has been set successfully, there will be a button, which will<text:s/>be enabled showing an option to cancel the walk.</text:p>
          </table:table-cell>
        </table:table-row>
        <table:table-row table:style-name="TableRow159">
          <table:table-cell table:style-name="TableCell160">
            <text:p text:style-name="P161">SE-F-004</text:p>
          </table:table-cell>
          <table:table-cell table:style-name="TableCell162">
            <text:p text:style-name="P163">FR1 [1]</text:p>
          </table:table-cell>
          <table:table-cell table:style-name="TableCell164">
            <text:p text:style-name="P165">Check to see if the options to save the walk to the server are displayed when the application starts recording</text:p>
          </table:table-cell>
          <table:table-cell table:style-name="TableCell166">
            <text:p text:style-name="P167">Set the name of the walk = “Hills” <text:s/>and location “Trefchan”</text:p>
          </table:table-cell>
          <table:table-cell table:style-name="TableCell168">
            <text:p text:style-name="P169">There should be an<text:s/>option to save a walk.</text:p>
          </table:table-cell>
          <table:table-cell table:style-name="TableCell170">
            <text:p text:style-name="P171">If the information has been set successfully, there will be a button which allows the user to save the walk.</text:p>
          </table:table-cell>
        </table:table-row>
        <table:table-row table:style-name="TableRow172">
          <table:table-cell table:style-name="TableCell173">
            <text:p text:style-name="P174">SE-F-005</text:p>
          </table:table-cell>
          <table:table-cell table:style-name="TableCell175">
            <text:p text:style-name="P176">FR1 [1]</text:p>
          </table:table-cell>
          <table:table-cell table:style-name="TableCell177">
            <text:p text:style-name="P178">Check to see if the options to add text and photos about the location are displays when the application<text:s/><text:soft-page-break/>starts recording</text:p>
          </table:table-cell>
          <table:table-cell table:style-name="TableCell179">
            <text:p text:style-name="P180">Click set a point of interest button on the walk.</text:p>
          </table:table-cell>
          <table:table-cell table:style-name="TableCell181">
            <text:p text:style-name="P182">The window which allows you to set a short and long description with a title and image will appear.</text:p>
          </table:table-cell>
          <table:table-cell table:style-name="TableCell183">
            <text:p text:style-name="P184">If the information has been set successfully, the window will show and tell you that you<text:s/>can enter in information<text:s/><text:soft-page-break/>into the short and long description.</text:p>
          </table:table-cell>
        </table:table-row>
        <text:soft-page-break/>
        <table:table-row table:style-name="TableRow185">
          <table:table-cell table:style-name="TableCell186">
            <text:p text:style-name="P187">SE-F-006</text:p>
          </table:table-cell>
          <table:table-cell table:style-name="TableCell188">
            <text:p text:style-name="P189">FR1 [1]</text:p>
          </table:table-cell>
          <table:table-cell table:style-name="TableCell190">
            <text:p text:style-name="P191">Check to make sure the walk is successfully saved</text:p>
          </table:table-cell>
          <table:table-cell table:style-name="TableCell192">
            <text:p text:style-name="P193">Click save a walk, when you have finished.</text:p>
          </table:table-cell>
          <table:table-cell table:style-name="TableCell194">
            <text:p text:style-name="P195">Produce a message telling the user they have correctly saved all information to the<text:s/>database</text:p>
          </table:table-cell>
          <table:table-cell table:style-name="TableCell196">
            <text:p text:style-name="P197">Correctly output a message to the user telling them that they have sent the information correctly to the database.</text:p>
          </table:table-cell>
        </table:table-row>
        <table:table-row table:style-name="TableRow198">
          <table:table-cell table:style-name="TableCell199">
            <text:p text:style-name="P200">SE-F-007</text:p>
          </table:table-cell>
          <table:table-cell table:style-name="TableCell201">
            <text:p text:style-name="P202">FR1 [1]</text:p>
          </table:table-cell>
          <table:table-cell table:style-name="TableCell203">
            <text:p text:style-name="P204">Check to make sure the POI <text:s/>is successfully saved</text:p>
          </table:table-cell>
          <table:table-cell table:style-name="TableCell205">
            <text:p text:style-name="P206">Save a point of interest at a point during the walk</text:p>
          </table:table-cell>
          <table:table-cell table:style-name="TableCell207">
            <text:p text:style-name="P208">Adds to the<text:s/>list of POI of the walk</text:p>
          </table:table-cell>
          <table:table-cell table:style-name="TableCell209">
            <text:p text:style-name="P210">Passes if the point of interest has been successfully added to the list of POI</text:p>
          </table:table-cell>
        </table:table-row>
        <table:table-row table:style-name="TableRow211">
          <table:table-cell table:style-name="TableCell212">
            <text:p text:style-name="P213">SE-F-008</text:p>
          </table:table-cell>
          <table:table-cell table:style-name="TableCell214">
            <text:p text:style-name="P215">FR2 [1]</text:p>
          </table:table-cell>
          <table:table-cell table:style-name="TableCell216">
            <text:p text:style-name="P217">Check to see if the information about the POI is successfully saved</text:p>
          </table:table-cell>
          <table:table-cell table:style-name="TableCell218">
            <text:p text:style-name="P219">1. Save a description, short description and a picture.</text:p>
          </table:table-cell>
          <table:table-cell table:style-name="TableCell220">
            <text:p text:style-name="P221">You are then taken back to the map page.</text:p>
          </table:table-cell>
          <table:table-cell table:style-name="TableCell222">
            <text:p text:style-name="P223">Passes if you can successfully add the information to the POI and then return back to the map screen.</text:p>
          </table:table-cell>
        </table:table-row>
        <table:table-row table:style-name="TableRow224">
          <table:table-cell table:style-name="TableCell225">
            <text:p text:style-name="P226">SE-F-009</text:p>
          </table:table-cell>
          <table:table-cell table:style-name="TableCell227">
            <text:p text:style-name="P228">FR2 [1]</text:p>
          </table:table-cell>
          <table:table-cell table:style-name="TableCell229">
            <text:p text:style-name="P230">Only allow one word for the Tour name</text:p>
          </table:table-cell>
          <table:table-cell table:style-name="TableCell231">
            <text:p text:style-name="P232">Set the name of the walk to “Aberystwyth”</text:p>
          </table:table-cell>
          <table:table-cell table:style-name="TableCell233">
            <text:p text:style-name="P234">You should be allowed to<text:s/>continue with no errors.</text:p>
          </table:table-cell>
          <table:table-cell table:style-name="TableCell235">
            <text:p text:style-name="P236">Passes if you can set the name, and allows you to enter the rest of the data.</text:p>
            <text:p text:style-name="P237"/>
          </table:table-cell>
        </table:table-row>
        <table:table-row table:style-name="TableRow238">
          <table:table-cell table:style-name="TableCell239">
            <text:p text:style-name="P240">SE-F-010</text:p>
          </table:table-cell>
          <table:table-cell table:style-name="TableCell241">
            <text:p text:style-name="P242">FR2 [1]</text:p>
          </table:table-cell>
          <table:table-cell table:style-name="TableCell243">
            <text:p text:style-name="P244">Entering tour name as two words</text:p>
          </table:table-cell>
          <table:table-cell table:style-name="TableCell245">
            <text:p text:style-name="P246">Set the name of the walk to “Aberystwyth Town”</text:p>
          </table:table-cell>
          <table:table-cell table:style-name="TableCell247">
            <text:p text:style-name="P248">You should be prompted with a red box around the walk<text:s/>Title, with a label stating it's more than one word.</text:p>
          </table:table-cell>
          <table:table-cell table:style-name="TableCell249">
            <text:p text:style-name="P250">Passes the test is the red box is present and there's a label saying that the walk name is invalid.</text:p>
          </table:table-cell>
        </table:table-row>
        <table:table-row table:style-name="TableRow251">
          <table:table-cell table:style-name="TableCell252">
            <text:p text:style-name="P253">SE-F-011</text:p>
          </table:table-cell>
          <table:table-cell table:style-name="TableCell254">
            <text:p text:style-name="P255">FR2 [1]</text:p>
          </table:table-cell>
          <table:table-cell table:style-name="TableCell256">
            <text:p text:style-name="P257">Check that the walk titles character length is greater than 1.</text:p>
          </table:table-cell>
          <table:table-cell table:style-name="TableCell258">
            <text:p text:style-name="P259">Leave the walk title blank</text:p>
          </table:table-cell>
          <table:table-cell table:style-name="TableCell260">
            <text:p text:style-name="P261">Prompted with a red box around the walk title explaining it's less than 1 character.</text:p>
          </table:table-cell>
          <table:table-cell table:style-name="TableCell262">
            <text:p text:style-name="P263">Passes the test if it produces the red box with text explaining that there needs be more than 1 character.</text:p>
          </table:table-cell>
        </table:table-row>
        <text:soft-page-break/>
        <table:table-row table:style-name="TableRow264">
          <table:table-cell table:style-name="TableCell265">
            <text:p text:style-name="P266">SE-F-012</text:p>
          </table:table-cell>
          <table:table-cell table:style-name="TableCell267">
            <text:p text:style-name="P268">FR2 [1]</text:p>
          </table:table-cell>
          <table:table-cell table:style-name="TableCell269">
            <text:p text:style-name="P270">Check that walk name contains only<text:s/>letters.</text:p>
          </table:table-cell>
          <table:table-cell table:style-name="TableCell271">
            <text:p text:style-name="P272">Enter “£4558” as a walk name</text:p>
          </table:table-cell>
          <table:table-cell table:style-name="TableCell273">
            <text:p text:style-name="P274">Red box around the walk name with a label saying invalid letters.</text:p>
          </table:table-cell>
          <table:table-cell table:style-name="TableCell275">
            <text:p text:style-name="P276">Passes if there's a box around the walk name saying that there's invalid characters in the text box.</text:p>
          </table:table-cell>
        </table:table-row>
        <table:table-row table:style-name="TableRow277">
          <table:table-cell table:style-name="TableCell278">
            <text:p text:style-name="P279">SE-F-013</text:p>
          </table:table-cell>
          <table:table-cell table:style-name="TableCell280">
            <text:p text:style-name="P281">FR2 [1]</text:p>
          </table:table-cell>
          <table:table-cell table:style-name="TableCell282">
            <text:p text:style-name="P283">Check the short description is less than a 100 characters</text:p>
          </table:table-cell>
          <table:table-cell table:style-name="TableCell284">
            <text:p text:style-name="P285">Enter “This walk was quiet”</text:p>
          </table:table-cell>
          <table:table-cell table:style-name="TableCell286">
            <text:p text:style-name="P287">Allowed to continue to the long description, with no warning.</text:p>
          </table:table-cell>
          <table:table-cell table:style-name="TableCell288">
            <text:p text:style-name="P289">Passes if there are no error messages that appear.</text:p>
          </table:table-cell>
        </table:table-row>
        <table:table-row table:style-name="TableRow290">
          <table:table-cell table:style-name="TableCell291">
            <text:p text:style-name="P292">SE-F-014</text:p>
          </table:table-cell>
          <table:table-cell table:style-name="TableCell293">
            <text:p text:style-name="P294">FR2 [1]</text:p>
          </table:table-cell>
          <table:table-cell table:style-name="TableCell295">
            <text:p text:style-name="P296">Check the short description is greater than 0</text:p>
          </table:table-cell>
          <table:table-cell table:style-name="TableCell297">
            <text:p text:style-name="P298">Enter “” - so you leave<text:s/>the box blank</text:p>
          </table:table-cell>
          <table:table-cell table:style-name="TableCell299">
            <text:p text:style-name="P300">Produce a red box around the short description saying they need to enter a short description.</text:p>
          </table:table-cell>
          <table:table-cell table:style-name="TableCell301">
            <text:p text:style-name="P302">Passes if the short description has a red board and a message prompting the user to enter a description.</text:p>
          </table:table-cell>
        </table:table-row>
        <table:table-row table:style-name="TableRow303">
          <table:table-cell table:style-name="TableCell304">
            <text:p text:style-name="P305">SE-F-015</text:p>
          </table:table-cell>
          <table:table-cell table:style-name="TableCell306">
            <text:p text:style-name="P307">FR2 [1]</text:p>
          </table:table-cell>
          <table:table-cell table:style-name="TableCell308">
            <text:p text:style-name="P309">Enter the short description to be over 100 characters</text:p>
          </table:table-cell>
          <table:table-cell table:style-name="TableCell310">
            <text:p text:style-name="P311">Enter “The walk was too long and too stressful, it wasn't amazing I wouldn't do it again – it was a too dull”</text:p>
          </table:table-cell>
          <table:table-cell table:style-name="TableCell312">
            <text:p text:style-name="P313">“The walk was too long and too stressful, it wasn't amazing I wouldn't do it again – it was a too du” with a message<text:s/>saying that they have reached the 100 character limit</text:p>
          </table:table-cell>
          <table:table-cell table:style-name="TableCell314">
            <text:p text:style-name="P315">If it cuts the description at the given place and tells the user that it may have cut of some of the description because it's over the 100 character limit.</text:p>
          </table:table-cell>
        </table:table-row>
        <table:table-row table:style-name="TableRow316">
          <table:table-cell table:style-name="TableCell317">
            <text:p text:style-name="P318">SE-F-016</text:p>
          </table:table-cell>
          <table:table-cell table:style-name="TableCell319">
            <text:p text:style-name="P320">FR2 [1]</text:p>
          </table:table-cell>
          <table:table-cell table:style-name="TableCell321">
            <text:p text:style-name="P322">Check the long description is less than a 1000 characters</text:p>
          </table:table-cell>
          <table:table-cell table:style-name="TableCell323">
            <text:p text:style-name="TableContents"><text:span text:style-name="T324">Enter “The walk in general was very peaceful – the scenery was good. It would be nice to do this on a dry day, as it was too wet when we were walking, not that this put us off. My</text:span><text:span text:style-name="T325"><text:s/>favourite</text:span><text:span text:style-name="T326"><text:s/>place was the castle in<text:s/></text:span><text:soft-page-break/><text:span text:style-name="T327">Aberystwyth,</text:span><text:span text:style-name="T328"><text:s/>I would definitely recommend going there.”</text:span></text:p>
          </table:table-cell>
          <table:table-cell table:style-name="TableCell329">
            <text:p text:style-name="P330">Allow the user to continue and take a picture, without any warnings appearing on the screen</text:p>
          </table:table-cell>
          <table:table-cell table:style-name="TableCell331">
            <text:p text:style-name="P332">This test passes if there are no error messages produced and it allows the data to be saved to the database.</text:p>
          </table:table-cell>
        </table:table-row>
        <text:soft-page-break/>
        <table:table-row table:style-name="TableRow333">
          <table:table-cell table:style-name="TableCell334">
            <text:p text:style-name="P335">SE-F-017</text:p>
          </table:table-cell>
          <table:table-cell table:style-name="TableCell336">
            <text:p text:style-name="P337">FR2 [1]</text:p>
          </table:table-cell>
          <table:table-cell table:style-name="TableCell338">
            <text:p text:style-name="P339">Check the long description is greater than 0</text:p>
          </table:table-cell>
          <table:table-cell table:style-name="TableCell340">
            <text:p text:style-name="P341">Enter “” - leaving the long description blank.</text:p>
          </table:table-cell>
          <table:table-cell table:style-name="TableCell342">
            <text:p text:style-name="P343">There will be an error popped up saying that are you sure you want to leave the long description blank.</text:p>
          </table:table-cell>
          <table:table-cell table:style-name="TableCell344">
            <text:p text:style-name="P345">Passes if there's a notification which tells the user that they have left the information blank – and that they've not entered a detailed description for the walk.</text:p>
          </table:table-cell>
        </table:table-row>
        <table:table-row table:style-name="TableRow346">
          <table:table-cell table:style-name="TableCell347">
            <text:p text:style-name="P348">SE-F-018</text:p>
          </table:table-cell>
          <table:table-cell table:style-name="TableCell349">
            <text:p text:style-name="P350">FR2 [1]</text:p>
          </table:table-cell>
          <table:table-cell table:style-name="TableCell351">
            <text:p text:style-name="P352">Enter the long description to be over 1000 characters</text:p>
          </table:table-cell>
          <table:table-cell table:style-name="TableCell353">
            <text:p text:style-name="P354">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text:s/>we...... were walking was an ideal..... location for Red Kites –.... and luckily because today was a clear sky I managed<text:s/><text:soft-page-break/>to get a couple of photos of them. I then continued the walk along the beach – it was calm and I went into a rock pool and saw lots of.......... crabs, <text:s/>but then it got a bit chilly so I left the beach....... this meant that I turned back. As I turned back..................... the tide came in.............. I ended up getting wet feet …........................................................... But then the sun came out. I would really recommend this walk............................................................................And I will probably do this walk again.</text:p>
          </table:table-cell>
          <table:table-cell table:style-name="TableCell355">
            <text:p text:style-name="P356">Tell the user that the length is too long and cut off at the 1000 character:</text:p>
          </table:table-cell>
          <table:table-cell table:style-name="TableCell357">
            <text:p text:style-name="P358">This will show a red box around the long description telling the user that they have entered the long description has exceeded the 1000 characters and they may want to cut it down.</text:p>
          </table:table-cell>
        </table:table-row>
        <text:soft-page-break/>
        <table:table-row table:style-name="TableRow359">
          <table:table-cell table:style-name="TableCell360">
            <text:p text:style-name="P361">SE-F-019</text:p>
          </table:table-cell>
          <table:table-cell table:style-name="TableCell362">
            <text:p text:style-name="P363">FR2 [1]</text:p>
          </table:table-cell>
          <table:table-cell table:style-name="TableCell364">
            <text:p text:style-name="P365">Check to make sure they can't enter a lot of spaces<text:s/>in the title or the name of the walk.</text:p>
          </table:table-cell>
          <table:table-cell table:style-name="TableCell366">
            <text:p text:style-name="P367">Enter just spaces in the title of the walk or the name of the walk</text:p>
          </table:table-cell>
          <table:table-cell table:style-name="TableCell368">
            <text:p text:style-name="P369">A red error box to show that there's just spaces in the text box.</text:p>
          </table:table-cell>
          <table:table-cell table:style-name="TableCell370">
            <text:p text:style-name="P371">Passes if there a red box showing an error warning around the text field with just spaces in.</text:p>
          </table:table-cell>
        </table:table-row>
        <table:table-row table:style-name="TableRow372">
          <table:table-cell table:style-name="TableCell373">
            <text:p text:style-name="P374">SE-F-020</text:p>
          </table:table-cell>
          <table:table-cell table:style-name="TableCell375">
            <text:p text:style-name="P376">FR2 [1]</text:p>
          </table:table-cell>
          <table:table-cell table:style-name="TableCell377">
            <text:p text:style-name="P378">Check they can't enter a symbol for a new Walk name</text:p>
          </table:table-cell>
          <table:table-cell table:style-name="TableCell379">
            <text:p text:style-name="P380">Enter “!”£$%^&amp;*()¬|??/#;[]{}” as a name for the<text:s/><text:soft-page-break/>walk</text:p>
          </table:table-cell>
          <table:table-cell table:style-name="TableCell381">
            <text:p text:style-name="P382">There should be a red box around the <text:s/>text field telling the user that they<text:s/><text:soft-page-break/>can't enter those characters as a walk name</text:p>
          </table:table-cell>
          <table:table-cell table:style-name="TableCell383">
            <text:p text:style-name="P384">Passes if there was a red box around the text field, identifying an<text:s/><text:soft-page-break/>error.</text:p>
          </table:table-cell>
        </table:table-row>
        <text:soft-page-break/>
        <table:table-row table:style-name="TableRow385">
          <table:table-cell table:style-name="TableCell386">
            <text:p text:style-name="P387">SE-F-021</text:p>
          </table:table-cell>
          <table:table-cell table:style-name="TableCell388">
            <text:p text:style-name="P389">FR2 [1]</text:p>
          </table:table-cell>
          <table:table-cell table:style-name="TableCell390">
            <text:p text:style-name="P391">Check they can't enter a symbol for the description.</text:p>
          </table:table-cell>
          <table:table-cell table:style-name="TableCell392">
            <text:p text:style-name="P393">Enter “!”£$%^&amp;*()¬|??/#;[]{}” as a name for the short and long description</text:p>
          </table:table-cell>
          <table:table-cell table:style-name="TableCell394">
            <text:p text:style-name="P395">There should be a red box around the text field telling the user that they can't enter those characters as a description.</text:p>
          </table:table-cell>
          <table:table-cell table:style-name="TableCell396">
            <text:p text:style-name="P397">Passes if there was a red box around the text field, identifying an error.</text:p>
          </table:table-cell>
        </table:table-row>
        <table:table-row table:style-name="TableRow398">
          <table:table-cell table:style-name="TableCell399">
            <text:p text:style-name="P400">SE-F-022</text:p>
          </table:table-cell>
          <table:table-cell table:style-name="TableCell401">
            <text:p text:style-name="P402">FR3 [1]</text:p>
          </table:table-cell>
          <table:table-cell table:style-name="TableCell403">
            <text:p text:style-name="P404">When removing the POI make sure all the data is removed with it.</text:p>
          </table:table-cell>
          <table:table-cell table:style-name="TableCell405">
            <text:p text:style-name="P406">Remove a<text:s/>POI in the application, during run time.</text:p>
          </table:table-cell>
          <table:table-cell table:style-name="TableCell407">
            <text:p text:style-name="P408">The POI is removed and outputs a pop-up telling you that the data has been removed.</text:p>
          </table:table-cell>
          <table:table-cell table:style-name="TableCell409">
            <text:p text:style-name="P410">Passes if there is a pop-up telling the user that the information has been successfully been removed from the POI.</text:p>
          </table:table-cell>
        </table:table-row>
        <table:table-row table:style-name="TableRow411">
          <table:table-cell table:style-name="TableCell412">
            <text:p text:style-name="P413">SE-F-023</text:p>
          </table:table-cell>
          <table:table-cell table:style-name="TableCell414">
            <text:p text:style-name="P415">FR3<text:s/>[1]</text:p>
          </table:table-cell>
          <table:table-cell table:style-name="TableCell416">
            <text:p text:style-name="P417">Make sure the POI counter is updated</text:p>
          </table:table-cell>
          <table:table-cell table:style-name="TableCell418">
            <text:p text:style-name="P419">Remove a POI from the walk.</text:p>
          </table:table-cell>
          <table:table-cell table:style-name="TableCell420">
            <text:p text:style-name="P421">This will then decrement the POI counter by minus 1.</text:p>
          </table:table-cell>
          <table:table-cell table:style-name="TableCell422">
            <text:p text:style-name="P423">Passes if it successfully decrements the counter by one.</text:p>
          </table:table-cell>
        </table:table-row>
        <table:table-row table:style-name="TableRow424">
          <table:table-cell table:style-name="TableCell425">
            <text:p text:style-name="P426">SE-F-024</text:p>
          </table:table-cell>
          <table:table-cell table:style-name="TableCell427">
            <text:p text:style-name="P428">FR3 [1]</text:p>
          </table:table-cell>
          <table:table-cell table:style-name="TableCell429">
            <text:p text:style-name="P430">Make sure the map is updated with the removed POI.</text:p>
          </table:table-cell>
          <table:table-cell table:style-name="TableCell431">
            <text:p text:style-name="P432">Remove a<text:s/>POI from the walk and then view the map.</text:p>
          </table:table-cell>
          <table:table-cell table:style-name="TableCell433">
            <text:p text:style-name="P434">They should remove the POI from the POI list, which will update the map to show the resultant deletion.</text:p>
          </table:table-cell>
          <table:table-cell table:style-name="TableCell435">
            <text:p text:style-name="P436">It will pass if once you have deleted a POI, the map will no-longer show that POI <text:s/>but show all other POI</text:p>
          </table:table-cell>
        </table:table-row>
        <table:table-row table:style-name="TableRow437">
          <table:table-cell table:style-name="TableCell438">
            <text:p text:style-name="P439">SE-F-025</text:p>
          </table:table-cell>
          <table:table-cell table:style-name="TableCell440">
            <text:p text:style-name="P441">FR3 [1]</text:p>
          </table:table-cell>
          <table:table-cell table:style-name="TableCell442">
            <text:p text:style-name="P443">Make sure there's a pop up that we have deleted the POI</text:p>
          </table:table-cell>
          <table:table-cell table:style-name="TableCell444">
            <text:p text:style-name="P445">Remove a POI from the application.</text:p>
          </table:table-cell>
          <table:table-cell table:style-name="TableCell446">
            <text:p text:style-name="P447">Pop-up a message telling the user that they just deleted a POI from their application.</text:p>
          </table:table-cell>
          <table:table-cell table:style-name="TableCell448">
            <text:p text:style-name="P449">Passes if once they have successfully deleted the POI from the<text:s/>walk, it will show a pop-up informing them they have deleted the POI from the application.</text:p>
          </table:table-cell>
        </table:table-row>
        <table:table-row table:style-name="TableRow450">
          <table:table-cell table:style-name="TableCell451">
            <text:p text:style-name="P452">SE-F-026</text:p>
          </table:table-cell>
          <table:table-cell table:style-name="TableCell453">
            <text:p text:style-name="P454">FR1 [1]</text:p>
          </table:table-cell>
          <table:table-cell table:style-name="TableCell455">
            <text:p text:style-name="P456">Make sure that we can finish and walk and<text:s/><text:soft-page-break/>stop a walk.</text:p>
          </table:table-cell>
          <table:table-cell table:style-name="TableCell457">
            <text:p text:style-name="P458">Press stop the walk option on the<text:s/><text:soft-page-break/>application.</text:p>
          </table:table-cell>
          <table:table-cell table:style-name="TableCell459">
            <text:p text:style-name="P460">This should tell the user that they're about<text:s/>the stop<text:s/><text:soft-page-break/>the walk, and that they will finish recording.</text:p>
          </table:table-cell>
          <table:table-cell table:style-name="TableCell461">
            <text:p text:style-name="P462">Passes if there's an error message telling<text:s/><text:soft-page-break/>the user that they are about to stop the application.</text:p>
          </table:table-cell>
        </table:table-row>
        <text:soft-page-break/>
        <table:table-row table:style-name="TableRow463">
          <table:table-cell table:style-name="TableCell464">
            <text:p text:style-name="P465">SE-F-027</text:p>
          </table:table-cell>
          <table:table-cell table:style-name="TableCell466">
            <text:p text:style-name="P467">FR3 [1]</text:p>
          </table:table-cell>
          <table:table-cell table:style-name="TableCell468">
            <text:p text:style-name="P469">Adding a name to the <text:s/>walk</text:p>
          </table:table-cell>
          <table:table-cell table:style-name="TableCell470">
            <text:p text:style-name="P471">Enter “Town” as a walk for the name</text:p>
          </table:table-cell>
          <table:table-cell table:style-name="TableCell472">
            <text:p text:style-name="P473">Allows you to carry on<text:s/>with entering information</text:p>
          </table:table-cell>
          <table:table-cell table:style-name="TableCell474">
            <text:p text:style-name="P475">Passes if you can carry on using the information without an error warning</text:p>
          </table:table-cell>
        </table:table-row>
        <table:table-row table:style-name="TableRow476">
          <table:table-cell table:style-name="TableCell477">
            <text:p text:style-name="P478">SE-F-028</text:p>
          </table:table-cell>
          <table:table-cell table:style-name="TableCell479">
            <text:p text:style-name="P480">FR3 [1]</text:p>
          </table:table-cell>
          <table:table-cell table:style-name="TableCell481">
            <text:p text:style-name="P482">Entering no name for the walk</text:p>
          </table:table-cell>
          <table:table-cell table:style-name="TableCell483">
            <text:p text:style-name="P484">Enter “” for the walk</text:p>
          </table:table-cell>
          <table:table-cell table:style-name="TableCell485">
            <text:p text:style-name="P486">Error pop up saying you need to enter some text</text:p>
          </table:table-cell>
          <table:table-cell table:style-name="TableCell487">
            <text:p text:style-name="P488">Passes if the app prevents you from entering any more information.</text:p>
          </table:table-cell>
        </table:table-row>
        <table:table-row table:style-name="TableRow489">
          <table:table-cell table:style-name="TableCell490">
            <text:p text:style-name="P491">SE-F-029</text:p>
          </table:table-cell>
          <table:table-cell table:style-name="TableCell492">
            <text:p text:style-name="P493">FR3 [1]</text:p>
          </table:table-cell>
          <table:table-cell table:style-name="TableCell494">
            <text:p text:style-name="P495">Make sure there’s a time stamp</text:p>
          </table:table-cell>
          <table:table-cell table:style-name="TableCell496">
            <text:p text:style-name="P497">Input a location and set all associated information</text:p>
          </table:table-cell>
          <table:table-cell table:style-name="TableCell498">
            <text:p text:style-name="P499">Return on screen the time it was taken.</text:p>
          </table:table-cell>
          <table:table-cell table:style-name="TableCell500">
            <text:p text:style-name="P501">Passes if the screen displays the time they finished entering in the information.</text:p>
          </table:table-cell>
        </table:table-row>
        <table:table-row table:style-name="TableRow502">
          <table:table-cell table:style-name="TableCell503">
            <text:p text:style-name="P504">SE-F-030</text:p>
          </table:table-cell>
          <table:table-cell table:style-name="TableCell505">
            <text:p text:style-name="P506">FR4 [1]</text:p>
          </table:table-cell>
          <table:table-cell table:style-name="TableCell507">
            <text:p text:style-name="P508">Add one photo from camera</text:p>
          </table:table-cell>
          <table:table-cell table:style-name="TableCell509">
            <text:p text:style-name="P510">Click and take one photo using the camera</text:p>
          </table:table-cell>
          <table:table-cell table:style-name="TableCell511">
            <text:p text:style-name="P512">Adds the image to the screen in a thumbnail view.</text:p>
          </table:table-cell>
          <table:table-cell table:style-name="TableCell513">
            <text:p text:style-name="P514">Passes if the image saves to the users’ library of images.</text:p>
          </table:table-cell>
        </table:table-row>
        <table:table-row table:style-name="TableRow515">
          <table:table-cell table:style-name="TableCell516">
            <text:p text:style-name="P517">SE-F-031</text:p>
          </table:table-cell>
          <table:table-cell table:style-name="TableCell518">
            <text:p text:style-name="P519">FR4 [1]</text:p>
          </table:table-cell>
          <table:table-cell table:style-name="TableCell520">
            <text:p text:style-name="P521">Add Multiple photos from camera</text:p>
          </table:table-cell>
          <table:table-cell table:style-name="TableCell522">
            <text:p text:style-name="P523">Click and<text:s/>take more than one photo at the current location at the camera.</text:p>
          </table:table-cell>
          <table:table-cell table:style-name="TableCell524">
            <text:p text:style-name="P525">Adds the selection of images in a thumbnail view ready for viewing.</text:p>
          </table:table-cell>
          <table:table-cell table:style-name="TableCell526">
            <text:p text:style-name="P527">Passes if it allows to have more than one image per point of interest.</text:p>
          </table:table-cell>
        </table:table-row>
        <table:table-row table:style-name="TableRow528">
          <table:table-cell table:style-name="TableCell529">
            <text:p text:style-name="P530">SE-F-032</text:p>
          </table:table-cell>
          <table:table-cell table:style-name="TableCell531">
            <text:p text:style-name="P532">FR4 [1]</text:p>
          </table:table-cell>
          <table:table-cell table:style-name="TableCell533">
            <text:p text:style-name="P534">Make sure it's in a jpg format</text:p>
          </table:table-cell>
          <table:table-cell table:style-name="TableCell535">
            <text:p text:style-name="P536">Try<text:s/>to add a non-jpg image from the photo library.</text:p>
          </table:table-cell>
          <table:table-cell table:style-name="TableCell537">
            <text:p text:style-name="P538">Message telling to user that only jpg files can be selected</text:p>
          </table:table-cell>
          <table:table-cell table:style-name="TableCell539">
            <text:p text:style-name="P540">User is unable to select a non-jpg file.</text:p>
          </table:table-cell>
        </table:table-row>
        <table:table-row table:style-name="TableRow541">
          <table:table-cell table:style-name="TableCell542">
            <text:p text:style-name="P543">SE-F-033</text:p>
          </table:table-cell>
          <table:table-cell table:style-name="TableCell544">
            <text:p text:style-name="P545">FR6 [1]</text:p>
          </table:table-cell>
          <table:table-cell table:style-name="TableCell546">
            <text:p text:style-name="P547">Check if the user can log in with an incorrect password</text:p>
          </table:table-cell>
          <table:table-cell table:style-name="TableCell548">
            <text:p text:style-name="P549">1. Enter a correct username and<text:s/>leave the password box empty.</text:p>
            <text:p text:style-name="P550">2. Enter a correct username and a list of<text:s/><text:soft-page-break/>random characters as a password.</text:p>
          </table:table-cell>
          <table:table-cell table:style-name="TableCell551">
            <text:p text:style-name="P552">A pop-up error message.</text:p>
          </table:table-cell>
          <table:table-cell table:style-name="TableCell553">
            <text:p text:style-name="P554">Error message which clearly states that the password is incorrect.</text:p>
          </table:table-cell>
        </table:table-row>
        <text:soft-page-break/>
        <table:table-row table:style-name="TableRow555">
          <table:table-cell table:style-name="TableCell556">
            <text:p text:style-name="P557">SE-F-034</text:p>
          </table:table-cell>
          <table:table-cell table:style-name="TableCell558">
            <text:p text:style-name="P559">FR6 [1]</text:p>
          </table:table-cell>
          <table:table-cell table:style-name="TableCell560">
            <text:p text:style-name="P561">Check if the user can log in with an<text:s/>incorrect username</text:p>
          </table:table-cell>
          <table:table-cell table:style-name="TableCell562">
            <text:p text:style-name="P563">1. Leave an empty username and enter a correct password</text:p>
            <text:p text:style-name="P564">2. Enter a list of random characters as a username and a correct password.</text:p>
          </table:table-cell>
          <table:table-cell table:style-name="TableCell565">
            <text:p text:style-name="P566">A pop-up error message.</text:p>
          </table:table-cell>
          <table:table-cell table:style-name="TableCell567">
            <text:p text:style-name="P568">Error message which clearly states that the username is incorrect.</text:p>
          </table:table-cell>
        </table:table-row>
        <table:table-row table:style-name="TableRow569">
          <table:table-cell table:style-name="TableCell570">
            <text:p text:style-name="P571">SE-F-035</text:p>
          </table:table-cell>
          <table:table-cell table:style-name="TableCell572">
            <text:p text:style-name="P573">FR4 [1]</text:p>
          </table:table-cell>
          <table:table-cell table:style-name="TableCell574">
            <text:p text:style-name="P575">Warning message when no name is entered for the photo/location</text:p>
          </table:table-cell>
          <table:table-cell table:style-name="TableCell576">
            <text:p text:style-name="P577">No input in the name field</text:p>
          </table:table-cell>
          <table:table-cell table:style-name="TableCell578">
            <text:p text:style-name="P579">Output should be a pop-up error message</text:p>
          </table:table-cell>
          <table:table-cell table:style-name="TableCell580">
            <text:p text:style-name="P581">Error message which doesn't allow the new photo to be placed without a name</text:p>
          </table:table-cell>
        </table:table-row>
        <table:table-row table:style-name="TableRow582">
          <table:table-cell table:style-name="TableCell583">
            <text:p text:style-name="P584">SE-F-036</text:p>
          </table:table-cell>
          <table:table-cell table:style-name="TableCell585">
            <text:p text:style-name="P586">FR5 [1]</text:p>
          </table:table-cell>
          <table:table-cell table:style-name="TableCell587">
            <text:p text:style-name="P588">Delete a Walk</text:p>
          </table:table-cell>
          <table:table-cell table:style-name="TableCell589">
            <text:p text:style-name="P590">Select Delete a<text:s/>walk from the options menu.</text:p>
          </table:table-cell>
          <table:table-cell table:style-name="TableCell591">
            <text:p text:style-name="P592">Asks the user if they are sure they want to remove the images from the file</text:p>
          </table:table-cell>
          <table:table-cell table:style-name="TableCell593">
            <text:p text:style-name="P594">Passes if the walk is deleted from local device.</text:p>
          </table:table-cell>
        </table:table-row>
        <table:table-row table:style-name="TableRow595">
          <table:table-cell table:style-name="TableCell596">
            <text:p text:style-name="P597">SE-F-037</text:p>
          </table:table-cell>
          <table:table-cell table:style-name="TableCell598">
            <text:p text:style-name="P599">FR5 [1]</text:p>
          </table:table-cell>
          <table:table-cell table:style-name="TableCell600">
            <text:p text:style-name="P601">Cancel a Walk</text:p>
          </table:table-cell>
          <table:table-cell table:style-name="TableCell602">
            <text:p text:style-name="P603">Select that they want to cancel the walk from the options menu.</text:p>
          </table:table-cell>
          <table:table-cell table:style-name="TableCell604">
            <text:p text:style-name="P605">Asks<text:s/>user if they're sure they want to cancel the walk</text:p>
          </table:table-cell>
          <table:table-cell table:style-name="TableCell606">
            <text:p text:style-name="P607">Passes if they can cancel a walk they are currently on, and it deletes it from the server and the local copy.</text:p>
          </table:table-cell>
        </table:table-row>
        <table:table-row table:style-name="TableRow608">
          <table:table-cell table:style-name="TableCell609">
            <text:p text:style-name="P610">SE-F-038</text:p>
          </table:table-cell>
          <table:table-cell table:style-name="TableCell611">
            <text:p text:style-name="P612">FR5 [1]</text:p>
          </table:table-cell>
          <table:table-cell table:style-name="TableCell613">
            <text:p text:style-name="P614">Delete a walk. But not specify the walk</text:p>
          </table:table-cell>
          <table:table-cell table:style-name="TableCell615">
            <text:p text:style-name="P616">Select delete a walk, but leave the box empty.</text:p>
          </table:table-cell>
          <table:table-cell table:style-name="TableCell617">
            <text:p text:style-name="P618">Pop-up telling them they need to enter in a title of the walk</text:p>
          </table:table-cell>
          <table:table-cell table:style-name="TableCell619">
            <text:p text:style-name="P620">Passes if they are warned they have not entered any information into the box for the title of the walk.</text:p>
          </table:table-cell>
        </table:table-row>
        <table:table-row table:style-name="TableRow621">
          <table:table-cell table:style-name="TableCell622">
            <text:p text:style-name="P623">SE-F-039</text:p>
          </table:table-cell>
          <table:table-cell table:style-name="TableCell624">
            <text:p text:style-name="P625">FR8 [1]</text:p>
          </table:table-cell>
          <table:table-cell table:style-name="TableCell626">
            <text:p text:style-name="P627">Make sure an image, short description and long description are<text:s/>set.</text:p>
          </table:table-cell>
          <table:table-cell table:style-name="TableCell628">
            <text:p text:style-name="P629">Enter a short description, long description and an image for a POI.</text:p>
          </table:table-cell>
          <table:table-cell table:style-name="TableCell630">
            <text:p text:style-name="P631">Be able to move onto the next screen after finishing entering information into the POI.</text:p>
          </table:table-cell>
          <table:table-cell table:style-name="TableCell632">
            <text:p text:style-name="P633">Be able to navigate back to the map, after the POI has been added.</text:p>
          </table:table-cell>
        </table:table-row>
        <text:soft-page-break/>
        <table:table-row table:style-name="TableRow634">
          <table:table-cell table:style-name="TableCell635">
            <text:p text:style-name="P636">SE-F-040</text:p>
          </table:table-cell>
          <table:table-cell table:style-name="TableCell637">
            <text:p text:style-name="P638">FR8 [1]</text:p>
          </table:table-cell>
          <table:table-cell table:style-name="TableCell639">
            <text:p text:style-name="P640">Check that<text:s/>all POI have co-ordinates associated with them.</text:p>
          </table:table-cell>
          <table:table-cell table:style-name="TableCell641">
            <text:p text:style-name="P642">Click on a POI on the website.</text:p>
          </table:table-cell>
          <table:table-cell table:style-name="TableCell643">
            <text:p text:style-name="P644">It will show the X co-ordinates and the Y co-ordinates.</text:p>
          </table:table-cell>
          <table:table-cell table:style-name="TableCell645">
            <text:p text:style-name="P646">Passes if when viewed the user can see the x and y co-ordinates related to the POI.</text:p>
          </table:table-cell>
        </table:table-row>
        <table:table-row table:style-name="TableRow647">
          <table:table-cell table:style-name="TableCell648">
            <text:p text:style-name="P649">SE-F-041</text:p>
          </table:table-cell>
          <table:table-cell table:style-name="TableCell650">
            <text:p text:style-name="P651">FR8 [1]</text:p>
          </table:table-cell>
          <table:table-cell table:style-name="TableCell652">
            <text:p text:style-name="P653">Search for a<text:s/>search that wasn't there.</text:p>
          </table:table-cell>
          <table:table-cell table:style-name="TableCell654">
            <text:p text:style-name="P655">Enter a search for a walk that may not exist.</text:p>
          </table:table-cell>
          <table:table-cell table:style-name="TableCell656">
            <text:p text:style-name="P657">Output that there are not any of those walks available at that time.</text:p>
          </table:table-cell>
          <table:table-cell table:style-name="TableCell658">
            <text:p text:style-name="P659">Passes if they search for a walk that's not included and that it will tell the user that there isn't an associated<text:s/>walk.</text:p>
          </table:table-cell>
        </table:table-row>
        <table:table-row table:style-name="TableRow660">
          <table:table-cell table:style-name="TableCell661">
            <text:p text:style-name="P662">SE-F-042</text:p>
          </table:table-cell>
          <table:table-cell table:style-name="TableCell663">
            <text:p text:style-name="P664">FR8 [1]</text:p>
          </table:table-cell>
          <table:table-cell table:style-name="TableCell665">
            <text:p text:style-name="P666">Enter in a series of spaces to the search menu.</text:p>
          </table:table-cell>
          <table:table-cell table:style-name="TableCell667">
            <text:p text:style-name="P668">Enter “ <text:s text:c="6"/>“</text:p>
          </table:table-cell>
          <table:table-cell table:style-name="TableCell669">
            <text:p text:style-name="P670">This will then output to the user that they need to enter characters into the walk search. <text:s/></text:p>
          </table:table-cell>
          <table:table-cell table:style-name="TableCell671">
            <text:p text:style-name="P672">Passes if there's a red box on the search with an error message telling the<text:s/>user they need to enter some characters into the search box.</text:p>
          </table:table-cell>
        </table:table-row>
        <table:table-row table:style-name="TableRow673">
          <table:table-cell table:style-name="TableCell674">
            <text:p text:style-name="P675">SE-F-043</text:p>
          </table:table-cell>
          <table:table-cell table:style-name="TableCell676">
            <text:p text:style-name="P677">FR8 <text:s/>[1]</text:p>
          </table:table-cell>
          <table:table-cell table:style-name="TableCell678">
            <text:p text:style-name="P679">Enter a page that's not there, so we can check the 404 pages</text:p>
          </table:table-cell>
          <table:table-cell table:style-name="TableCell680">
            <text:p text:style-name="P681">Enter “foo.php” into the URI</text:p>
          </table:table-cell>
          <table:table-cell table:style-name="TableCell682">
            <text:p text:style-name="P683">This should produce a 404 page which follows the design of the other pages, informing<text:s/>the user the page doesn't exist.</text:p>
          </table:table-cell>
          <table:table-cell table:style-name="TableCell684">
            <text:p text:style-name="P685">Passes if they once they have selected the wrong page they will be re-directed to a 404 page, which will inform the user they have a wrong URI...</text:p>
          </table:table-cell>
        </table:table-row>
        <table:table-row table:style-name="TableRow686">
          <table:table-cell table:style-name="TableCell687">
            <text:p text:style-name="P688">SE-F-044</text:p>
          </table:table-cell>
          <table:table-cell table:style-name="TableCell689">
            <text:p text:style-name="P690">FR8 [1]</text:p>
          </table:table-cell>
          <table:table-cell table:style-name="TableCell691">
            <text:p text:style-name="P692">Check that the user can use the website successfully and<text:s/>easily.</text:p>
          </table:table-cell>
          <table:table-cell table:style-name="TableCell693">
            <text:p text:style-name="P694">Navigate the website and check all the links.</text:p>
          </table:table-cell>
          <table:table-cell table:style-name="TableCell695">
            <text:p text:style-name="P696">This should be easy to navigate and all links work correctly.</text:p>
          </table:table-cell>
          <table:table-cell table:style-name="TableCell697">
            <text:p text:style-name="P698">Passes if the user can use the website with ease, and they will not struggle – and if all the links work correctly.</text:p>
          </table:table-cell>
        </table:table-row>
        <table:table-row table:style-name="TableRow699">
          <table:table-cell table:style-name="TableCell700">
            <text:p text:style-name="P701">SE-F-045</text:p>
          </table:table-cell>
          <table:table-cell table:style-name="TableCell702">
            <text:p text:style-name="P703">FR8 [1]</text:p>
          </table:table-cell>
          <table:table-cell table:style-name="TableCell704">
            <text:p text:style-name="P705">Check<text:s/>that the website is standard compliant with CSS and HTML5</text:p>
          </table:table-cell>
          <table:table-cell table:style-name="TableCell706">
            <text:p text:style-name="P707">Check all source code is valid with the W3C validator.</text:p>
          </table:table-cell>
          <table:table-cell table:style-name="TableCell708">
            <text:p text:style-name="P709">There should be no errors, or warnings and it should pass the test successfully.</text:p>
          </table:table-cell>
          <table:table-cell table:style-name="TableCell710">
            <text:p text:style-name="P711">Passes the test if there is no warnings or errors in the<text:s/>validator and it passes for HTML5 and CSS2/3 standards.</text:p>
          </table:table-cell>
        </table:table-row>
        <text:soft-page-break/>
        <table:table-row table:style-name="TableRow712">
          <table:table-cell table:style-name="TableCell713">
            <text:p text:style-name="P714">SE-F-046</text:p>
          </table:table-cell>
          <table:table-cell table:style-name="TableCell715">
            <text:p text:style-name="P716">FR9 [1]</text:p>
          </table:table-cell>
          <table:table-cell table:style-name="TableCell717">
            <text:p text:style-name="P718">Check if you user can create a new account</text:p>
          </table:table-cell>
          <table:table-cell table:style-name="TableCell719">
            <text:p text:style-name="P720">Click on the register new user button. Fill in the details that are required</text:p>
          </table:table-cell>
          <table:table-cell table:style-name="TableCell721">
            <text:p text:style-name="P722">Once the user has filled out the required boxes, the account is created for the user</text:p>
          </table:table-cell>
          <table:table-cell table:style-name="TableCell723">
            <text:p text:style-name="P724">Passes if the users account is created and can be accessible via the log in screen, if not then cover the boxes with incorrect information red so the user understands where they went wrong</text:p>
            <text:p text:style-name="P725"><text:s text:c="2"/></text:p>
            <text:p text:style-name="P726"/>
            <text:p text:style-name="P727"/>
          </table:table-cell>
        </table:table-row>
        <table:table-row table:style-name="TableRow728">
          <table:table-cell table:style-name="TableCell729">
            <text:p text:style-name="P730">SE-F-047</text:p>
          </table:table-cell>
          <table:table-cell table:style-name="TableCell731">
            <text:p text:style-name="P732">FR9 [1]</text:p>
          </table:table-cell>
          <table:table-cell table:style-name="TableCell733">
            <text:p text:style-name="P734">Check if the users<text:s/>account has been added to the database</text:p>
          </table:table-cell>
          <table:table-cell table:style-name="TableCell735">
            <text:p text:style-name="P736">Users information have been added to the database</text:p>
          </table:table-cell>
          <table:table-cell table:style-name="TableCell737">
            <text:p text:style-name="P738">After the information has been added to the database. The server can access it when the user signs into the website.</text:p>
          </table:table-cell>
          <table:table-cell table:style-name="TableCell739">
            <text:p text:style-name="P740">It passes when the users information is sorted on<text:s/>the database and can be accessible when the user tries to sign into the website</text:p>
          </table:table-cell>
        </table:table-row>
        <table:table-row table:style-name="TableRow741">
          <table:table-cell table:style-name="TableCell742">
            <text:p text:style-name="P743">SE-F-048</text:p>
          </table:table-cell>
          <table:table-cell table:style-name="TableCell744">
            <text:p text:style-name="P745">FR8 [1]</text:p>
          </table:table-cell>
          <table:table-cell table:style-name="TableCell746">
            <text:p text:style-name="P747">User can navigate the website between the home page and the walks page</text:p>
          </table:table-cell>
          <table:table-cell table:style-name="TableCell748">
            <text:p text:style-name="P749">User clicks the Navigation button and the Home button</text:p>
          </table:table-cell>
          <table:table-cell table:style-name="TableCell750">
            <text:p text:style-name="P751">After clicking each button the website directs the user to the page they clicked</text:p>
          </table:table-cell>
          <table:table-cell table:style-name="TableCell752">
            <text:p text:style-name="P753">It passes when the pages link correctly and it allows the user to navigate between the homepage and the walks page.</text:p>
          </table:table-cell>
        </table:table-row>
        <table:table-row table:style-name="TableRow754">
          <table:table-cell table:style-name="TableCell755">
            <text:p text:style-name="P756">SSE-F-049</text:p>
          </table:table-cell>
          <table:table-cell table:style-name="TableCell757">
            <text:p text:style-name="P758">FR9 [1]</text:p>
          </table:table-cell>
          <table:table-cell table:style-name="TableCell759">
            <text:p text:style-name="P760">Make sure users can't have symbols in their usernames</text:p>
          </table:table-cell>
          <table:table-cell table:style-name="TableCell761">
            <text:p text:style-name="P762">Enter “£$^%!” into<text:s/>the username section on the register form on the website</text:p>
          </table:table-cell>
          <table:table-cell table:style-name="TableCell763">
            <text:p text:style-name="P764">Error pop up saying that you can only have letters and numbers as a username</text:p>
          </table:table-cell>
          <table:table-cell table:style-name="TableCell765">
            <text:p text:style-name="P766">If the website prevents the users from having any symbol such as:<text:s/><text:line-break/>“!”£$%^&amp;*()_+-=&lt;&gt;,./?;:'@#\|~[]{}`¬” in their usernames<text:s/>when creating an account</text:p>
          </table:table-cell>
        </table:table-row>
        <text:soft-page-break/>
        <table:table-row table:style-name="TableRow767">
          <table:table-cell table:style-name="TableCell768">
            <text:p text:style-name="P769">SE-F-050</text:p>
          </table:table-cell>
          <table:table-cell table:style-name="TableCell770">
            <text:p text:style-name="P771">FR2 [1]</text:p>
          </table:table-cell>
          <table:table-cell table:style-name="TableCell772">
            <text:p text:style-name="P773">Make sure the user can't have symbols or numbers in their first or last name section</text:p>
          </table:table-cell>
          <table:table-cell table:style-name="TableCell774">
            <text:p text:style-name="P775">Enter “2£4%7*” into the first and last name section on the register form on the website</text:p>
          </table:table-cell>
          <table:table-cell table:style-name="TableCell776">
            <text:p text:style-name="P777">Error pop up saying that you can only<text:s/>have letters in the first and last name section</text:p>
          </table:table-cell>
          <table:table-cell table:style-name="TableCell778">
            <text:p text:style-name="P779">If the website prevents the users from having any symbol or number such as:<text:s/><text:line-break/>“!”£$%^&amp;*()_+-=&lt;&gt;,./?;:'@\|#~[]{}`¬0123456789” in their usernames when creating an account.</text:p>
            <text:p text:style-name="P780"/>
          </table:table-cell>
        </table:table-row>
        <table:table-row table:style-name="TableRow781">
          <table:table-cell table:style-name="TableCell782">
            <text:p text:style-name="P783">SE-F-051</text:p>
          </table:table-cell>
          <table:table-cell table:style-name="TableCell784">
            <text:p text:style-name="P785">FR9 [1]</text:p>
          </table:table-cell>
          <table:table-cell table:style-name="TableCell786">
            <text:p text:style-name="P787">Check the database<text:s/>receives a title</text:p>
          </table:table-cell>
          <table:table-cell table:style-name="TableCell788">
            <text:p text:style-name="P789">Title of a walk received from the application</text:p>
          </table:table-cell>
          <table:table-cell table:style-name="TableCell790">
            <text:p text:style-name="P791">Title is written to the database</text:p>
          </table:table-cell>
          <table:table-cell table:style-name="TableCell792">
            <text:p text:style-name="P793">Pass if the title is inserted into a new record in the database</text:p>
          </table:table-cell>
        </table:table-row>
        <table:table-row table:style-name="TableRow794">
          <table:table-cell table:style-name="TableCell795">
            <text:p text:style-name="P796">SE-F-052</text:p>
          </table:table-cell>
          <table:table-cell table:style-name="TableCell797">
            <text:p text:style-name="P798">FR9 [1]</text:p>
          </table:table-cell>
          <table:table-cell table:style-name="TableCell799">
            <text:p text:style-name="P800">Check the database receives a description</text:p>
          </table:table-cell>
          <table:table-cell table:style-name="TableCell801">
            <text:p text:style-name="P802">Description for a walk received from<text:s/>the application</text:p>
          </table:table-cell>
          <table:table-cell table:style-name="TableCell803">
            <text:p text:style-name="P804">Description added to the record of the new walk</text:p>
          </table:table-cell>
          <table:table-cell table:style-name="TableCell805">
            <text:p text:style-name="P806">Record has a description</text:p>
          </table:table-cell>
        </table:table-row>
        <table:table-row table:style-name="TableRow807">
          <table:table-cell table:style-name="TableCell808">
            <text:p text:style-name="P809">SE-F-053</text:p>
          </table:table-cell>
          <table:table-cell table:style-name="TableCell810">
            <text:p text:style-name="P811">FR9 [1]</text:p>
          </table:table-cell>
          <table:table-cell table:style-name="TableCell812">
            <text:p text:style-name="P813">Check the database receives a list of co-ordinates</text:p>
          </table:table-cell>
          <table:table-cell table:style-name="TableCell814">
            <text:p text:style-name="P815">Co-ordinates received from the application</text:p>
          </table:table-cell>
          <table:table-cell table:style-name="TableCell816">
            <text:p text:style-name="P817">Add them to the database</text:p>
          </table:table-cell>
          <table:table-cell table:style-name="TableCell818">
            <text:p text:style-name="P819">Co-ordinates are added to the<text:s/>record</text:p>
          </table:table-cell>
        </table:table-row>
        <table:table-row table:style-name="TableRow820">
          <table:table-cell table:style-name="TableCell821">
            <text:p text:style-name="P822">SE-F-054</text:p>
          </table:table-cell>
          <table:table-cell table:style-name="TableCell823">
            <text:p text:style-name="P824">FR9 [1]</text:p>
          </table:table-cell>
          <table:table-cell table:style-name="TableCell825">
            <text:p text:style-name="P826">Check that the database receives a time stamp</text:p>
          </table:table-cell>
          <table:table-cell table:style-name="TableCell827">
            <text:p text:style-name="P828">Time-stamp from the application</text:p>
          </table:table-cell>
          <table:table-cell table:style-name="TableCell829">
            <text:p text:style-name="P830">Save it to the database</text:p>
          </table:table-cell>
          <table:table-cell table:style-name="TableCell831">
            <text:p text:style-name="P832">Time-stamp is placed in the correct record</text:p>
          </table:table-cell>
        </table:table-row>
        <table:table-row table:style-name="TableRow833">
          <table:table-cell table:style-name="TableCell834">
            <text:p text:style-name="P835">SE-F-055</text:p>
          </table:table-cell>
          <table:table-cell table:style-name="TableCell836">
            <text:p text:style-name="P837">FR9 [1]</text:p>
          </table:table-cell>
          <table:table-cell table:style-name="TableCell838">
            <text:p text:style-name="P839">Check each location has information is associated with it</text:p>
          </table:table-cell>
          <table:table-cell table:style-name="TableCell840">
            <text:p text:style-name="P841">Information from the application</text:p>
          </table:table-cell>
          <table:table-cell table:style-name="TableCell842">
            <text:p text:style-name="P843">Write information to database</text:p>
          </table:table-cell>
          <table:table-cell table:style-name="TableCell844">
            <text:p text:style-name="P845">Information is placed in the correct record</text:p>
          </table:table-cell>
        </table:table-row>
        <table:table-row table:style-name="TableRow846">
          <table:table-cell table:style-name="TableCell847">
            <text:p text:style-name="P848">SE-F-056</text:p>
          </table:table-cell>
          <table:table-cell table:style-name="TableCell849">
            <text:p text:style-name="P850">FR9 [1]</text:p>
          </table:table-cell>
          <table:table-cell table:style-name="TableCell851">
            <text:p text:style-name="P852">Check the Database has photos</text:p>
          </table:table-cell>
          <table:table-cell table:style-name="TableCell853">
            <text:p text:style-name="P854">Photos from the application</text:p>
          </table:table-cell>
          <table:table-cell table:style-name="TableCell855">
            <text:p text:style-name="P856">Save the photos to the server and write the file path to the database</text:p>
          </table:table-cell>
          <table:table-cell table:style-name="TableCell857">
            <text:p text:style-name="P858">Photo file paths are added to the corresponding point of interest for the currently selected walk.</text:p>
          </table:table-cell>
        </table:table-row>
        <table:table-row table:style-name="TableRow859">
          <table:table-cell table:style-name="TableCell860">
            <text:p text:style-name="P861">SE-F-057</text:p>
          </table:table-cell>
          <table:table-cell table:style-name="TableCell862">
            <text:p text:style-name="P863">FR9 [1]</text:p>
          </table:table-cell>
          <table:table-cell table:style-name="TableCell864">
            <text:p text:style-name="P865">Correct form for sending data to the<text:s/><text:soft-page-break/>server</text:p>
          </table:table-cell>
          <table:table-cell table:style-name="TableCell866">
            <text:p text:style-name="P867">Information about a walk – name,<text:s/><text:soft-page-break/>descriptions, <text:s/>coordinates (start and end point, localizations),<text:s/>photos</text:p>
          </table:table-cell>
          <table:table-cell table:style-name="TableCell868">
            <text:p text:style-name="P869">Data send as MIME message via HTTP<text:s/><text:soft-page-break/>POST</text:p>
          </table:table-cell>
          <table:table-cell table:style-name="TableCell870">
            <text:p text:style-name="P871">Data is dispatched to the server</text:p>
          </table:table-cell>
        </table:table-row>
        <text:soft-page-break/>
        <table:table-row table:style-name="TableRow872">
          <table:table-cell table:style-name="TableCell873">
            <text:p text:style-name="P874">SE-F-058</text:p>
          </table:table-cell>
          <table:table-cell table:style-name="TableCell875">
            <text:p text:style-name="P876">FR7 [1]</text:p>
          </table:table-cell>
          <table:table-cell table:style-name="TableCell877">
            <text:p text:style-name="P878">Close the app successfully</text:p>
          </table:table-cell>
          <table:table-cell table:style-name="TableCell879">
            <text:p text:style-name="P880">Application is switched</text:p>
          </table:table-cell>
          <table:table-cell table:style-name="TableCell881">
            <text:p text:style-name="P882">Data should be stored in a temp file that is used to restore later</text:p>
          </table:table-cell>
          <table:table-cell table:style-name="TableCell883">
            <text:p text:style-name="P884">Application creates a temp file with all<text:s/>data</text:p>
            <text:p text:style-name="P885"/>
          </table:table-cell>
        </table:table-row>
        <table:table-row table:style-name="TableRow886">
          <table:table-cell table:style-name="TableCell887">
            <text:p text:style-name="P888">SE-F-059</text:p>
          </table:table-cell>
          <table:table-cell table:style-name="TableCell889">
            <text:p text:style-name="P890">FR7 [1]</text:p>
          </table:table-cell>
          <table:table-cell table:style-name="TableCell891">
            <text:p text:style-name="P892">Close the app and load back up showing any current data/walks</text:p>
          </table:table-cell>
          <table:table-cell table:style-name="TableCell893">
            <text:p text:style-name="P894">Close the app and tap the app to re-load it</text:p>
          </table:table-cell>
          <table:table-cell table:style-name="TableCell895">
            <text:p text:style-name="P896">It should close the app, go to the main screen and then when loaded it should show all the information on a current walk.</text:p>
          </table:table-cell>
          <table:table-cell table:style-name="TableCell897">
            <text:p text:style-name="P898">Passes if when closed it will show all the information from the walk they're currently on.</text:p>
          </table:table-cell>
        </table:table-row>
        <table:table-row table:style-name="TableRow899">
          <table:table-cell table:style-name="TableCell900">
            <text:p text:style-name="P901">SE-F-060</text:p>
          </table:table-cell>
          <table:table-cell table:style-name="TableCell902">
            <text:p text:style-name="P903">FR8 [1]</text:p>
          </table:table-cell>
          <table:table-cell table:style-name="TableCell904">
            <text:p text:style-name="P905">Select a walk on the web application</text:p>
          </table:table-cell>
          <table:table-cell table:style-name="TableCell906">
            <text:p text:style-name="P907">Select a walk from a list of walk.</text:p>
          </table:table-cell>
          <table:table-cell table:style-name="TableCell908">
            <text:p text:style-name="P909">Show all corresponding information on a walk.</text:p>
          </table:table-cell>
          <table:table-cell table:style-name="TableCell910">
            <text:p text:style-name="P911">Passes if when a walk is<text:s/>selected it shows the short description, long description, title and any images associated with it.</text:p>
          </table:table-cell>
        </table:table-row>
        <table:table-row table:style-name="TableRow912">
          <table:table-cell table:style-name="TableCell913">
            <text:p text:style-name="P914">SE-F-061</text:p>
          </table:table-cell>
          <table:table-cell table:style-name="TableCell915">
            <text:p text:style-name="P916">FR4 [1]</text:p>
          </table:table-cell>
          <table:table-cell table:style-name="TableCell917">
            <text:p text:style-name="P918">See all images associated with the walk in jpg form</text:p>
          </table:table-cell>
          <table:table-cell table:style-name="TableCell919">
            <text:p text:style-name="P920">Enter an image with a .jpg extension.</text:p>
          </table:table-cell>
          <table:table-cell table:style-name="TableCell921">
            <text:p text:style-name="P922">That it allows the information to be added to the POI.</text:p>
          </table:table-cell>
          <table:table-cell table:style-name="TableCell923">
            <text:p text:style-name="P924">Passes if it allows the user to add a jpg image to the POI.</text:p>
          </table:table-cell>
        </table:table-row>
        <table:table-row table:style-name="TableRow925">
          <table:table-cell table:style-name="TableCell926">
            <text:p text:style-name="P927">SE-F-062</text:p>
          </table:table-cell>
          <table:table-cell table:style-name="TableCell928">
            <text:p text:style-name="P929">FR9 [1]</text:p>
          </table:table-cell>
          <table:table-cell table:style-name="TableCell930">
            <text:p text:style-name="P931">Reject data for a walk if it is corrupt</text:p>
          </table:table-cell>
          <table:table-cell table:style-name="TableCell932">
            <text:p text:style-name="P933">Information about the route, start and end points</text:p>
          </table:table-cell>
          <table:table-cell table:style-name="TableCell934">
            <text:p text:style-name="P935">Error message for corrupt data if it is corrupt (i.e. missing start or end point<text:s/>for a walk)</text:p>
          </table:table-cell>
          <table:table-cell table:style-name="TableCell936">
            <text:p text:style-name="P937">Error message displayed.</text:p>
          </table:table-cell>
        </table:table-row>
        <table:table-row table:style-name="TableRow938">
          <table:table-cell table:style-name="TableCell939">
            <text:p text:style-name="P940">SE-F-063</text:p>
          </table:table-cell>
          <table:table-cell table:style-name="TableCell941">
            <text:p text:style-name="P942">FR9 [1]</text:p>
          </table:table-cell>
          <table:table-cell table:style-name="TableCell943">
            <text:p text:style-name="P944">Save all the data correctly to the SQL relational database</text:p>
          </table:table-cell>
          <table:table-cell table:style-name="TableCell945">
            <text:p text:style-name="P946">Add all fields to the database.</text:p>
          </table:table-cell>
          <table:table-cell table:style-name="TableCell947">
            <text:p text:style-name="P948">The information will be stored in the appropriate fields.</text:p>
          </table:table-cell>
          <table:table-cell table:style-name="TableCell949">
            <text:p text:style-name="P950">It stores all the information into the appropriate<text:s/>fields, associated with the<text:s/><text:soft-page-break/>walk.</text:p>
          </table:table-cell>
        </table:table-row>
        <text:soft-page-break/>
        <table:table-row table:style-name="TableRow951">
          <table:table-cell table:style-name="TableCell952">
            <text:p text:style-name="P953">SE-F-064</text:p>
          </table:table-cell>
          <table:table-cell table:style-name="TableCell954">
            <text:p text:style-name="P955">FR9 [1]</text:p>
          </table:table-cell>
          <table:table-cell table:style-name="TableCell956">
            <text:p text:style-name="P957">Confirmation message that it has sent to the server correctly</text:p>
          </table:table-cell>
          <table:table-cell table:style-name="TableCell958">
            <text:p text:style-name="P959">Save and send a walk that they're on.</text:p>
          </table:table-cell>
          <table:table-cell table:style-name="TableCell960">
            <text:p text:style-name="P961">A pop-up message telling the user that they have send the information correctly.</text:p>
          </table:table-cell>
          <table:table-cell table:style-name="TableCell962">
            <text:p text:style-name="P963">Passes if when a walk<text:s/>is sent there will be a pop-up message which lets the user know they have sent the information to the server.</text:p>
          </table:table-cell>
        </table:table-row>
        <table:table-row table:style-name="TableRow964">
          <table:table-cell table:style-name="TableCell965">
            <text:p text:style-name="P966">SE-F-065</text:p>
          </table:table-cell>
          <table:table-cell table:style-name="TableCell967">
            <text:p text:style-name="P968">FR9 [1]</text:p>
          </table:table-cell>
          <table:table-cell table:style-name="TableCell969">
            <text:p text:style-name="P970">Show a list of walks</text:p>
          </table:table-cell>
          <table:table-cell table:style-name="TableCell971">
            <text:p text:style-name="P972">Click the “Show a list of walks” button.</text:p>
          </table:table-cell>
          <table:table-cell table:style-name="TableCell973">
            <text:p text:style-name="P974">Should display the list of walks saved by the user</text:p>
          </table:table-cell>
          <table:table-cell table:style-name="TableCell975">
            <text:p text:style-name="P976">Passes if all<text:s/>the previously saved walks are listed.</text:p>
          </table:table-cell>
        </table:table-row>
        <table:table-row table:style-name="TableRow977">
          <table:table-cell table:style-name="TableCell978">
            <text:p text:style-name="P979">SE-F-066</text:p>
          </table:table-cell>
          <table:table-cell table:style-name="TableCell980">
            <text:p text:style-name="P981">EIR1 [1]</text:p>
          </table:table-cell>
          <table:table-cell table:style-name="TableCell982">
            <text:p text:style-name="P983">Ask someone to use the application to see if it's easy to use</text:p>
          </table:table-cell>
          <table:table-cell table:style-name="TableCell984">
            <text:p text:style-name="P985">Allow an outside user to use the application</text:p>
          </table:table-cell>
          <table:table-cell table:style-name="TableCell986">
            <text:p text:style-name="P987">They will give feedback on the application.</text:p>
          </table:table-cell>
          <table:table-cell table:style-name="TableCell988">
            <text:p text:style-name="P989">Passes if they think the application is easy to<text:s/>navigate and use.</text:p>
          </table:table-cell>
        </table:table-row>
        <table:table-row table:style-name="TableRow990">
          <table:table-cell table:style-name="TableCell991">
            <text:p text:style-name="P992">SE-F-067</text:p>
          </table:table-cell>
          <table:table-cell table:style-name="TableCell993">
            <text:p text:style-name="P994">PR1 [1]</text:p>
          </table:table-cell>
          <table:table-cell table:style-name="TableCell995">
            <text:p text:style-name="P996">Make sure the response time is less than a second</text:p>
          </table:table-cell>
          <table:table-cell table:style-name="TableCell997">
            <text:p text:style-name="P998">Click an item on the screen.</text:p>
          </table:table-cell>
          <table:table-cell table:style-name="TableCell999">
            <text:p text:style-name="P1000">The corresponding information should be displayed within one second of pressing.</text:p>
          </table:table-cell>
          <table:table-cell table:style-name="TableCell1001">
            <text:p text:style-name="P1002">Passes if the response time for clicking an item on the<text:s/>application is less than 1 second.</text:p>
          </table:table-cell>
        </table:table-row>
        <table:table-row table:style-name="TableRow1003">
          <table:table-cell table:style-name="TableCell1004">
            <text:p text:style-name="P1005">SE-F-068</text:p>
          </table:table-cell>
          <table:table-cell table:style-name="TableCell1006">
            <text:p text:style-name="P1007">PR2 [1]</text:p>
          </table:table-cell>
          <table:table-cell table:style-name="TableCell1008">
            <text:p text:style-name="P1009">Check the application works on at least 2 devices</text:p>
          </table:table-cell>
          <table:table-cell table:style-name="TableCell1010">
            <text:p text:style-name="P1011">Check on a phone and a tablet.</text:p>
          </table:table-cell>
          <table:table-cell table:style-name="TableCell1012">
            <text:p text:style-name="P1013">Should display the same information and act the same too.</text:p>
          </table:table-cell>
          <table:table-cell table:style-name="TableCell1014">
            <text:p text:style-name="P1015">Passes if the application can be used successfully by both<text:s/>devices – With only minor layout changes in the UI</text:p>
          </table:table-cell>
        </table:table-row>
        <table:table-row table:style-name="TableRow1016">
          <table:table-cell table:style-name="TableCell1017">
            <text:p text:style-name="P1018">SE-F-069</text:p>
          </table:table-cell>
          <table:table-cell table:style-name="TableCell1019">
            <text:p text:style-name="P1020">PR2 [1]</text:p>
          </table:table-cell>
          <table:table-cell table:style-name="TableCell1021">
            <text:p text:style-name="P1022">Check the website works, and validates</text:p>
          </table:table-cell>
          <table:table-cell table:style-name="TableCell1023">
            <text:p text:style-name="P1024">Click all links and run under the validator checker.</text:p>
          </table:table-cell>
          <table:table-cell table:style-name="TableCell1025">
            <text:p text:style-name="P1026">There should be no errors and everything passes.</text:p>
          </table:table-cell>
          <table:table-cell table:style-name="TableCell1027">
            <text:p text:style-name="P1028">Passes if the website validates correctly and<text:s/>all links and scripts work accordingly to how they're supposed to.</text:p>
          </table:table-cell>
        </table:table-row>
        <table:table-row table:style-name="TableRow1029">
          <table:table-cell table:style-name="TableCell1030">
            <text:p text:style-name="P1031">SE-F-070</text:p>
          </table:table-cell>
          <table:table-cell table:style-name="TableCell1032">
            <text:p text:style-name="P1033">PR2 [1]</text:p>
          </table:table-cell>
          <table:table-cell table:style-name="TableCell1034">
            <text:p text:style-name="P1035">Check the website<text:s/><text:soft-page-break/>works on the most popular internet browsers</text:p>
          </table:table-cell>
          <table:table-cell table:style-name="TableCell1036">
            <text:p text:style-name="P1037">Load the website on<text:s/><text:soft-page-break/>Firefox, Chrome, Safari, Opera and Internet Explorer</text:p>
          </table:table-cell>
          <table:table-cell table:style-name="TableCell1038">
            <text:p text:style-name="P1039">The pages should load<text:s/><text:soft-page-break/>correctly.</text:p>
          </table:table-cell>
          <table:table-cell table:style-name="TableCell1040">
            <text:p text:style-name="P1041">Passes if the website<text:s/><text:soft-page-break/>loads quickly and correctly on every browser.</text:p>
          </table:table-cell>
        </table:table-row>
        <text:soft-page-break/>
        <table:table-row table:style-name="TableRow1042">
          <table:table-cell table:style-name="TableCell1043">
            <text:p text:style-name="P1044">SE-F-071</text:p>
          </table:table-cell>
          <table:table-cell table:style-name="TableCell1045">
            <text:p text:style-name="P1046">PR 2 [1]</text:p>
          </table:table-cell>
          <table:table-cell table:style-name="TableCell1047">
            <text:p text:style-name="P1048">Check to see if text can be resized</text:p>
          </table:table-cell>
          <table:table-cell table:style-name="TableCell1049">
            <text:p text:style-name="P1050">Check on each browser if the text can be resized by the user.</text:p>
          </table:table-cell>
          <table:table-cell table:style-name="TableCell1051">
            <text:p text:style-name="P1052">The text should be able to be resized in every browser</text:p>
          </table:table-cell>
          <table:table-cell table:style-name="TableCell1053">
            <text:p text:style-name="P1054">Only passes if<text:s/>the text can be resized.</text:p>
          </table:table-cell>
        </table:table-row>
        <table:table-row table:style-name="TableRow1055">
          <table:table-cell table:style-name="TableCell1056">
            <text:p text:style-name="P1057">SE-F-072</text:p>
          </table:table-cell>
          <table:table-cell table:style-name="TableCell1058">
            <text:p text:style-name="P1059">FR2 [1]</text:p>
          </table:table-cell>
          <table:table-cell table:style-name="TableCell1060">
            <text:p text:style-name="P1061">Make sure the users email as a “@” sign in it so it can be a valid email section</text:p>
          </table:table-cell>
          <table:table-cell table:style-name="TableCell1062">
            <text:p text:style-name="P1063">Try and create an email without a “@” I.e. “qwerty” in the email section</text:p>
          </table:table-cell>
          <table:table-cell table:style-name="TableCell1064">
            <text:p text:style-name="P1065">Error pop up saying that you have to have a “@” sign in the<text:s/>section for it to be a valid email</text:p>
          </table:table-cell>
          <table:table-cell table:style-name="TableCell1066">
            <text:p text:style-name="P1067">Only passes if the user has a “@” symbol in their email.</text:p>
          </table:table-cell>
        </table:table-row>
        <table:table-row table:style-name="TableRow1068">
          <table:table-cell table:style-name="TableCell1069">
            <text:p text:style-name="P1070">SE-F-073</text:p>
          </table:table-cell>
          <table:table-cell table:style-name="TableCell1071">
            <text:p text:style-name="P1072">FR2 [1]</text:p>
          </table:table-cell>
          <table:table-cell table:style-name="TableCell1073">
            <text:p text:style-name="P1074">Make sure the user can't have symbols in the password section</text:p>
          </table:table-cell>
          <table:table-cell table:style-name="TableCell1075">
            <text:p text:style-name="P1076">Try and make your password “$%^&amp;” when creating an account.</text:p>
          </table:table-cell>
          <table:table-cell table:style-name="TableCell1077">
            <text:p text:style-name="P1078">Error pop up saying that you can't have symbols in your password.</text:p>
          </table:table-cell>
          <table:table-cell table:style-name="TableCell1079">
            <text:p text:style-name="P1080">If the website prevents the users from having any symbol or number such as:<text:s/><text:line-break/>“!”£$%^&amp;*()_+-=&lt;&gt;,./?;:'@\|#~[]{}`¬0123456789” in their password when creating an account.</text:p>
          </table:table-cell>
        </table:table-row>
        <table:table-row table:style-name="TableRow1081">
          <table:table-cell table:style-name="TableCell1082">
            <text:p text:style-name="P1083">SE-F-074</text:p>
          </table:table-cell>
          <table:table-cell table:style-name="TableCell1084">
            <text:p text:style-name="P1085">FR2 [1]</text:p>
          </table:table-cell>
          <table:table-cell table:style-name="TableCell1086">
            <text:p text:style-name="P1087">Make sure the users<text:s/>passwords match</text:p>
          </table:table-cell>
          <table:table-cell table:style-name="TableCell1088">
            <text:p text:style-name="P1089">Type in two different passwords when they ask the users for their password and to retype it again to confirm the password</text:p>
            <text:p text:style-name="P1090">Type in “Password” and “Password” in the password section of the registration.</text:p>
            <text:p text:style-name="P1091"/>
            <text:p text:style-name="P1092"/>
          </table:table-cell>
          <table:table-cell table:style-name="TableCell1093">
            <text:p text:style-name="P1094">Error pop up saying that the passwords do not match.</text:p>
          </table:table-cell>
          <table:table-cell table:style-name="TableCell1095">
            <text:p text:style-name="P1096">Passes if the website prevents users from having different passwords</text:p>
          </table:table-cell>
        </table:table-row>
        <table:table-row table:style-name="TableRow1097">
          <table:table-cell table:style-name="TableCell1098">
            <text:p text:style-name="P1099">SE-F-075</text:p>
          </table:table-cell>
          <table:table-cell table:style-name="TableCell1100">
            <text:p text:style-name="P1101">FR2 [1]</text:p>
          </table:table-cell>
          <table:table-cell table:style-name="TableCell1102">
            <text:p text:style-name="P1103">Make sure the user<text:s/><text:soft-page-break/>cannot enter spaces into the password section</text:p>
          </table:table-cell>
          <table:table-cell table:style-name="TableCell1104">
            <text:p text:style-name="P1105">Enter “Pass word”<text:s/><text:soft-page-break/>into the password section.</text:p>
          </table:table-cell>
          <table:table-cell table:style-name="TableCell1106">
            <text:p text:style-name="P1107">Error message pop up<text:s/><text:soft-page-break/>saying that the user<text:s/>can't have spaces in their password</text:p>
          </table:table-cell>
          <table:table-cell table:style-name="TableCell1108">
            <text:p text:style-name="P1109">Passes if the website<text:s/><text:soft-page-break/>throws an error telling the user they can't have a space in their password.</text:p>
          </table:table-cell>
        </table:table-row>
        <text:soft-page-break/>
        <table:table-row table:style-name="TableRow1110">
          <table:table-cell table:style-name="TableCell1111">
            <text:p text:style-name="P1112">SE-F-076</text:p>
          </table:table-cell>
          <table:table-cell table:style-name="TableCell1113">
            <text:p text:style-name="P1114">FR2 [1]</text:p>
          </table:table-cell>
          <table:table-cell table:style-name="TableCell1115">
            <text:p text:style-name="P1116">The user cannot leave the email address section empty</text:p>
          </table:table-cell>
          <table:table-cell table:style-name="TableCell1117">
            <text:p text:style-name="P1118">Leave the email section empty when filling out the<text:s/>registration form</text:p>
          </table:table-cell>
          <table:table-cell table:style-name="TableCell1119">
            <text:p text:style-name="P1120">Error message pop up saying that the user has not got an email address</text:p>
          </table:table-cell>
          <table:table-cell table:style-name="TableCell1121">
            <text:p text:style-name="P1122">Passes if the website displayed</text:p>
          </table:table-cell>
        </table:table-row>
        <table:table-row table:style-name="TableRow1123">
          <table:table-cell table:style-name="TableCell1124">
            <text:p text:style-name="P1125">SE-F-077</text:p>
          </table:table-cell>
          <table:table-cell table:style-name="TableCell1126">
            <text:p text:style-name="P1127">FR1 [1]</text:p>
          </table:table-cell>
          <table:table-cell table:style-name="TableCell1128">
            <text:p text:style-name="P1129">Check start walk button</text:p>
          </table:table-cell>
          <table:table-cell table:style-name="TableCell1130">
            <text:p text:style-name="P1131">Clicking the “Start walk” button</text:p>
          </table:table-cell>
          <table:table-cell table:style-name="TableCell1132">
            <text:p text:style-name="P1133">The walk screen is brought up which then asks for walk<text:s/>details and starts recording</text:p>
          </table:table-cell>
          <table:table-cell table:style-name="TableCell1134">
            <text:p text:style-name="P1135">Button brings up the map screen</text:p>
          </table:table-cell>
        </table:table-row>
        <table:table-row table:style-name="TableRow1136">
          <table:table-cell table:style-name="TableCell1137">
            <text:p text:style-name="P1138">SE-F-078</text:p>
          </table:table-cell>
          <table:table-cell table:style-name="TableCell1139">
            <text:p text:style-name="P1140">FR1 [1]</text:p>
          </table:table-cell>
          <table:table-cell table:style-name="TableCell1141">
            <text:p text:style-name="P1142">View walks button</text:p>
          </table:table-cell>
          <table:table-cell table:style-name="TableCell1143">
            <text:p text:style-name="P1144">Clicking the “View walks” button</text:p>
          </table:table-cell>
          <table:table-cell table:style-name="TableCell1145">
            <text:p text:style-name="P1146">Screen with all the recorded walks and details about them</text:p>
          </table:table-cell>
          <table:table-cell table:style-name="TableCell1147">
            <text:p text:style-name="P1148">Brings up the “view walks” screen</text:p>
          </table:table-cell>
        </table:table-row>
        <table:table-row table:style-name="TableRow1149">
          <table:table-cell table:style-name="TableCell1150">
            <text:p text:style-name="P1151">SE-F-079</text:p>
          </table:table-cell>
          <table:table-cell table:style-name="TableCell1152">
            <text:p text:style-name="P1153">FR1 [1]</text:p>
          </table:table-cell>
          <table:table-cell table:style-name="TableCell1154">
            <text:p text:style-name="P1155">Options button</text:p>
          </table:table-cell>
          <table:table-cell table:style-name="TableCell1156">
            <text:p text:style-name="P1157">Clicking the “Options” button</text:p>
          </table:table-cell>
          <table:table-cell table:style-name="TableCell1158">
            <text:p text:style-name="P1159">Gives a screen with all the options for the application</text:p>
          </table:table-cell>
          <table:table-cell table:style-name="TableCell1160">
            <text:p text:style-name="P1161">Options screen</text:p>
          </table:table-cell>
        </table:table-row>
        <table:table-row table:style-name="TableRow1162">
          <table:table-cell table:style-name="TableCell1163">
            <text:p text:style-name="P1164">SE-F-080</text:p>
          </table:table-cell>
          <table:table-cell table:style-name="TableCell1165">
            <text:p text:style-name="P1166">FR2 [1]</text:p>
          </table:table-cell>
          <table:table-cell table:style-name="TableCell1167">
            <text:p text:style-name="P1168">Test if the map screen is locked to current position</text:p>
          </table:table-cell>
          <table:table-cell table:style-name="TableCell1169">
            <text:p text:style-name="P1170">Swipe the map to the sides of the screen</text:p>
          </table:table-cell>
          <table:table-cell table:style-name="TableCell1171">
            <text:p text:style-name="P1172">Restricted view of the map</text:p>
          </table:table-cell>
          <table:table-cell table:style-name="TableCell1173">
            <text:p text:style-name="P1174">The map screen<text:s/>should be focused only on the current position of the user</text:p>
          </table:table-cell>
        </table:table-row>
        <table:table-row table:style-name="TableRow1175">
          <table:table-cell table:style-name="TableCell1176">
            <text:p text:style-name="P1177">SE-F-081</text:p>
          </table:table-cell>
          <table:table-cell table:style-name="TableCell1178">
            <text:p text:style-name="P1179">FR1 [1]</text:p>
          </table:table-cell>
          <table:table-cell table:style-name="TableCell1180">
            <text:p text:style-name="P1181">Frequency for receiving location data should change</text:p>
          </table:table-cell>
          <table:table-cell table:style-name="TableCell1182">
            <text:p text:style-name="P1183">User is taking many turns</text:p>
          </table:table-cell>
          <table:table-cell table:style-name="TableCell1184">
            <text:p text:style-name="P1185">Increase location data gathering frequency</text:p>
          </table:table-cell>
          <table:table-cell table:style-name="TableCell1186">
            <text:p text:style-name="P1187">More location points added to the route so that the line represents the correct path taken</text:p>
          </table:table-cell>
        </table:table-row>
        <table:table-row table:style-name="TableRow1188">
          <table:table-cell table:style-name="TableCell1189">
            <text:p text:style-name="P1190">SE-F-082</text:p>
          </table:table-cell>
          <table:table-cell table:style-name="TableCell1191">
            <text:p text:style-name="P1192">FR1 [1]</text:p>
          </table:table-cell>
          <table:table-cell table:style-name="TableCell1193">
            <text:p text:style-name="P1194">Frequency for receiving location data should change</text:p>
          </table:table-cell>
          <table:table-cell table:style-name="TableCell1195">
            <text:p text:style-name="P1196">User walks in a straight line for a long time</text:p>
          </table:table-cell>
          <table:table-cell table:style-name="TableCell1197">
            <text:p text:style-name="P1198">Decrease location data gathering frequency</text:p>
          </table:table-cell>
          <table:table-cell table:style-name="TableCell1199">
            <text:p text:style-name="P1200">Less location points added to the route</text:p>
          </table:table-cell>
        </table:table-row>
        <text:soft-page-break/>
        <table:table-row table:style-name="TableRow1201">
          <table:table-cell table:style-name="TableCell1202">
            <text:p text:style-name="P1203">SE-F-083</text:p>
            <text:p text:style-name="P1204"/>
            <text:p text:style-name="P1205"/>
            <text:p text:style-name="P1206"/>
            <text:p text:style-name="P1207"/>
          </table:table-cell>
          <table:table-cell table:style-name="TableCell1208">
            <text:p text:style-name="P1209">FR8 [1]</text:p>
          </table:table-cell>
          <table:table-cell table:style-name="TableCell1210">
            <text:p text:style-name="P1211">SQL injection protection</text:p>
          </table:table-cell>
          <table:table-cell table:style-name="TableCell1212">
            <text:p text:style-name="P1213">Insert into an input field <text:s/>'' or 1=1</text:p>
          </table:table-cell>
          <table:table-cell table:style-name="TableCell1214">
            <text:p text:style-name="P1215">The SQL query should be rejected by the server</text:p>
          </table:table-cell>
          <table:table-cell table:style-name="TableCell1216">
            <text:p text:style-name="P1217">Page refreshes with no error messages</text:p>
          </table:table-cell>
        </table:table-row>
        <table:table-row table:style-name="TableRow1218">
          <table:table-cell table:style-name="TableCell1219">
            <text:p text:style-name="P1220">SE-F-084</text:p>
            <text:p text:style-name="P1221"/>
            <text:p text:style-name="P1222"/>
            <text:p text:style-name="P1223"/>
            <text:p text:style-name="P1224"/>
            <text:p text:style-name="P1225"/>
          </table:table-cell>
          <table:table-cell table:style-name="TableCell1226">
            <text:p text:style-name="P1227">FR8 [1]</text:p>
          </table:table-cell>
          <table:table-cell table:style-name="TableCell1228">
            <text:p text:style-name="P1229">SQL injection protection</text:p>
          </table:table-cell>
          <table:table-cell table:style-name="TableCell1230">
            <text:p text:style-name="P1231">Insert '' DROP TABLE Users</text:p>
          </table:table-cell>
          <table:table-cell table:style-name="TableCell1232">
            <text:p text:style-name="P1233">The SQL query should be rejected<text:s/>by the server</text:p>
          </table:table-cell>
          <table:table-cell table:style-name="TableCell1234">
            <text:p text:style-name="P1235">Page refreshes with no error messages</text:p>
          </table:table-cell>
        </table:table-row>
      </table:table>
      <text:p text:style-name="P1236"><text:tab/></text:p>
      <text:h text:style-name="P1237" text:outline-level="1"><text:bookmark-start text:name="__RefHeading__1624_231547790"/>3. REFERENCES<text:bookmark-end text:name="__RefHeading__1624_231547790"/></text:h>
      <text:p text:style-name="P1238">[1] Software Engineering Group Projects. Requirements Specification. C. J. Price and B.P.Tiddeman. 1.2 (Release). 7 November 2013</text:p>
      <text:h text:style-name="P1239" text:outline-level="1"><text:bookmark-start text:name="__RefHeading__458_1210628608"/>4. DOCUMENT HISTORY<text:bookmark-end text:name="__RefHeading__458_1210628608"/></text:h>
      <table:table table:style-name="Table1240">
        <table:table-columns>
          <table:table-column table:style-name="TableColumn1241"/>
          <table:table-column table:style-name="TableColumn1242"/>
          <table:table-column table:style-name="TableColumn1243"/>
          <table:table-column table:style-name="TableColumn1244"/>
          <table:table-column table:style-name="TableColumn1245"/>
        </table:table-columns>
        <table:table-row table:style-name="TableRow1246">
          <table:table-cell table:style-name="TableCell1247">
            <text:p text:style-name="P1248">Version</text:p>
          </table:table-cell>
          <table:table-cell table:style-name="TableCell1249">
            <text:p text:style-name="P1250">CCF No.</text:p>
          </table:table-cell>
          <table:table-cell table:style-name="TableCell1251">
            <text:p text:style-name="P1252">Date</text:p>
          </table:table-cell>
          <table:table-cell table:style-name="TableCell1253">
            <text:p text:style-name="P1254">Sections Changed<text:s/>From Previous Versions</text:p>
          </table:table-cell>
          <table:table-cell table:style-name="TableCell1255">
            <text:p text:style-name="P1256">Changed by</text:p>
          </table:table-cell>
        </table:table-row>
        <table:table-row table:style-name="TableRow1257">
          <table:table-cell table:style-name="TableCell1258">
            <text:p text:style-name="P1259">1.0</text:p>
          </table:table-cell>
          <table:table-cell table:style-name="TableCell1260">
            <text:p text:style-name="P1261">N/A</text:p>
          </table:table-cell>
          <table:table-cell table:style-name="TableCell1262">
            <text:p text:style-name="P1263">02/11/2013</text:p>
          </table:table-cell>
          <table:table-cell table:style-name="TableCell1264">
            <text:p text:style-name="P1265">Set the Original Document Layout</text:p>
          </table:table-cell>
          <table:table-cell table:style-name="TableCell1266">
            <text:p text:style-name="P1267">RYG1</text:p>
          </table:table-cell>
        </table:table-row>
        <table:table-row table:style-name="TableRow1268">
          <table:table-cell table:style-name="TableCell1269">
            <text:p text:style-name="P1270">1.1</text:p>
          </table:table-cell>
          <table:table-cell table:style-name="TableCell1271">
            <text:p text:style-name="P1272">N/A</text:p>
          </table:table-cell>
          <table:table-cell table:style-name="TableCell1273">
            <text:p text:style-name="P1274">03/11/2013</text:p>
          </table:table-cell>
          <table:table-cell table:style-name="TableCell1275">
            <text:p text:style-name="P1276">Added Objective, scope and added SE-F-001 to SE-F-015</text:p>
          </table:table-cell>
          <table:table-cell table:style-name="TableCell1277">
            <text:p text:style-name="P1278">RYG1</text:p>
          </table:table-cell>
        </table:table-row>
        <table:table-row table:style-name="TableRow1279">
          <table:table-cell table:style-name="TableCell1280">
            <text:p text:style-name="P1281">1.2</text:p>
          </table:table-cell>
          <table:table-cell table:style-name="TableCell1282">
            <text:p text:style-name="P1283">N/A</text:p>
          </table:table-cell>
          <table:table-cell table:style-name="TableCell1284">
            <text:p text:style-name="P1285">03/11/2013</text:p>
          </table:table-cell>
          <table:table-cell table:style-name="TableCell1286">
            <text:p text:style-name="P1287">Renamed the file to standard accordance</text:p>
          </table:table-cell>
          <table:table-cell table:style-name="TableCell1288">
            <text:p text:style-name="P1289">RYG1</text:p>
          </table:table-cell>
        </table:table-row>
        <table:table-row table:style-name="TableRow1290">
          <table:table-cell table:style-name="TableCell1291">
            <text:p text:style-name="P1292">1.3</text:p>
          </table:table-cell>
          <table:table-cell table:style-name="TableCell1293">
            <text:p text:style-name="P1294">N/A</text:p>
          </table:table-cell>
          <table:table-cell table:style-name="TableCell1295">
            <text:p text:style-name="P1296">04/11/2013</text:p>
          </table:table-cell>
          <table:table-cell table:style-name="TableCell1297">
            <text:p text:style-name="P1298">Added SE-F-016 to SE-F-021</text:p>
          </table:table-cell>
          <table:table-cell table:style-name="TableCell1299">
            <text:p text:style-name="P1300">ZAL</text:p>
          </table:table-cell>
        </table:table-row>
        <table:table-row table:style-name="TableRow1301">
          <table:table-cell table:style-name="TableCell1302">
            <text:p text:style-name="P1303">1.4</text:p>
          </table:table-cell>
          <table:table-cell table:style-name="TableCell1304">
            <text:p text:style-name="P1305">N/A</text:p>
          </table:table-cell>
          <table:table-cell table:style-name="TableCell1306">
            <text:p text:style-name="P1307">06/11/2013</text:p>
          </table:table-cell>
          <table:table-cell table:style-name="TableCell1308">
            <text:p text:style-name="P1309">Added SE-F-022 to SE-F-048</text:p>
          </table:table-cell>
          <table:table-cell table:style-name="TableCell1310">
            <text:p text:style-name="P1311">RYG1</text:p>
          </table:table-cell>
        </table:table-row>
        <table:table-row table:style-name="TableRow1312">
          <table:table-cell table:style-name="TableCell1313">
            <text:p text:style-name="P1314">1.5</text:p>
          </table:table-cell>
          <table:table-cell table:style-name="TableCell1315">
            <text:p text:style-name="P1316">N/A</text:p>
          </table:table-cell>
          <table:table-cell table:style-name="TableCell1317">
            <text:p text:style-name="P1318">07/11/2013</text:p>
          </table:table-cell>
          <table:table-cell table:style-name="TableCell1319">
            <text:p text:style-name="P1320">Added SE-F-049 to SE-F-051 and removed the term GPS from SE-F-002 because location data is not entirely GPS</text:p>
          </table:table-cell>
          <table:table-cell table:style-name="TableCell1321">
            <text:p text:style-name="P1322">MVZ</text:p>
          </table:table-cell>
        </table:table-row>
        <table:table-row table:style-name="TableRow1323">
          <table:table-cell table:style-name="TableCell1324">
            <text:p text:style-name="P1325">1.5</text:p>
          </table:table-cell>
          <table:table-cell table:style-name="TableCell1326">
            <text:p text:style-name="P1327">N/A</text:p>
          </table:table-cell>
          <table:table-cell table:style-name="TableCell1328">
            <text:p text:style-name="P1329">07/11/2013</text:p>
          </table:table-cell>
          <table:table-cell table:style-name="TableCell1330">
            <text:p text:style-name="P1331">Added description<text:s/>for the FR6 database tests</text:p>
          </table:table-cell>
          <table:table-cell table:style-name="TableCell1332">
            <text:p text:style-name="P1333">MVZ</text:p>
          </table:table-cell>
        </table:table-row>
        <table:table-row table:style-name="TableRow1334">
          <table:table-cell table:style-name="TableCell1335">
            <text:p text:style-name="P1336">1.6</text:p>
          </table:table-cell>
          <table:table-cell table:style-name="TableCell1337">
            <text:p text:style-name="P1338">N/A</text:p>
          </table:table-cell>
          <table:table-cell table:style-name="TableCell1339">
            <text:p text:style-name="P1340">09/11/2013</text:p>
          </table:table-cell>
          <table:table-cell table:style-name="TableCell1341">
            <text:p text:style-name="P1342">Corrected some spelling mistakes, changed date format to be consistent, added page break before contents, added description to SE-F-027, some clarification of pass criteria.</text:p>
          </table:table-cell>
          <table:table-cell table:style-name="TableCell1343">
            <text:p text:style-name="P1344">HFB1</text:p>
          </table:table-cell>
        </table:table-row>
        <text:soft-page-break/>
        <table:table-row table:style-name="TableRow1345">
          <table:table-cell table:style-name="TableCell1346">
            <text:p text:style-name="P1347">1.7</text:p>
          </table:table-cell>
          <table:table-cell table:style-name="TableCell1348">
            <text:p text:style-name="P1349">N/A</text:p>
          </table:table-cell>
          <table:table-cell table:style-name="TableCell1350">
            <text:p text:style-name="P1351">12/11/2013</text:p>
          </table:table-cell>
          <table:table-cell table:style-name="TableCell1352">
            <text:p text:style-name="TableContents"><text:span text:style-name="T1353">Added<text:s/></text:span><text:span text:style-name="T1354">in Referencing to the requirements documents.</text:span><text:span text:style-name="T1355"><text:s/>Organised</text:span><text:span text:style-name="T1356"><text:s/>the document. Edited some errors and issues raised.</text:span></text:p>
          </table:table-cell>
          <table:table-cell table:style-name="TableCell1357">
            <text:p text:style-name="P1358">RYG1</text:p>
          </table:table-cell>
        </table:table-row>
        <table:table-row table:style-name="TableRow1359">
          <table:table-cell table:style-name="TableCell1360">
            <text:p text:style-name="P1361">1.8</text:p>
          </table:table-cell>
          <table:table-cell table:style-name="TableCell1362">
            <text:p text:style-name="P1363">N/A</text:p>
          </table:table-cell>
          <table:table-cell table:style-name="TableCell1364">
            <text:p text:style-name="P1365">14.11.2013</text:p>
          </table:table-cell>
          <table:table-cell table:style-name="TableCell1366">
            <text:p text:style-name="P1367">Added a few descriptions. Changed the SE-F-028 test from checking coordinates to checking the username and password.</text:p>
          </table:table-cell>
          <table:table-cell table:style-name="TableCell1368">
            <text:p text:style-name="P1369">MWD5</text:p>
          </table:table-cell>
        </table:table-row>
        <table:table-row table:style-name="TableRow1370">
          <table:table-cell table:style-name="TableCell1371">
            <text:p text:style-name="P1372">1.9</text:p>
          </table:table-cell>
          <table:table-cell table:style-name="TableCell1373">
            <text:p text:style-name="P1374">N/A</text:p>
          </table:table-cell>
          <table:table-cell table:style-name="TableCell1375">
            <text:p text:style-name="P1376">14/11/2013</text:p>
          </table:table-cell>
          <table:table-cell table:style-name="TableCell1377">
            <text:p text:style-name="TableContents"><text:span text:style-name="T1378">Re</text:span><text:span text:style-name="T1379">-organised</text:span><text:span text:style-name="T1380"><text:s/>the documents table. Added tests to make sure it matches the use-case, made amendments to the current document, updated reference numbers and updates empty rows</text:span></text:p>
          </table:table-cell>
          <table:table-cell table:style-name="TableCell1381">
            <text:p text:style-name="P1382">RYG1</text:p>
          </table:table-cell>
        </table:table-row>
        <table:table-row table:style-name="TableRow1383">
          <table:table-cell table:style-name="TableCell1384">
            <text:p text:style-name="P1385">2.0</text:p>
          </table:table-cell>
          <table:table-cell table:style-name="TableCell1386">
            <text:p text:style-name="P1387">N/A</text:p>
          </table:table-cell>
          <table:table-cell table:style-name="TableCell1388">
            <text:p text:style-name="P1389">15/11/2013</text:p>
          </table:table-cell>
          <table:table-cell table:style-name="TableCell1390">
            <text:p text:style-name="P1391">Spell checked and added SE-F-70 to<text:s/>SE-F-76.</text:p>
          </table:table-cell>
          <table:table-cell table:style-name="TableCell1392">
            <text:p text:style-name="P1393">ZAL</text:p>
          </table:table-cell>
        </table:table-row>
        <table:table-row table:style-name="TableRow1394">
          <table:table-cell table:style-name="TableCell1395">
            <text:p text:style-name="P1396">2.1</text:p>
          </table:table-cell>
          <table:table-cell table:style-name="TableCell1397">
            <text:p text:style-name="P1398">N/A</text:p>
          </table:table-cell>
          <table:table-cell table:style-name="TableCell1399">
            <text:p text:style-name="P1400">15/11/2013</text:p>
          </table:table-cell>
          <table:table-cell table:style-name="TableCell1401">
            <text:p text:style-name="P1402">Changed the version number, changed the status</text:p>
          </table:table-cell>
          <table:table-cell table:style-name="TableCell1403">
            <text:p text:style-name="P1404">RYG1</text:p>
          </table:table-cell>
        </table:table-row>
        <table:table-row table:style-name="TableRow1405">
          <table:table-cell table:style-name="TableCell1406">
            <text:p text:style-name="P1407">2.2</text:p>
          </table:table-cell>
          <table:table-cell table:style-name="TableCell1408">
            <text:p text:style-name="P1409">N/A</text:p>
          </table:table-cell>
          <table:table-cell table:style-name="TableCell1410">
            <text:p text:style-name="P1411">15/11/2013</text:p>
          </table:table-cell>
          <table:table-cell table:style-name="TableCell1412">
            <text:p text:style-name="P1413">Added SE-F077 to SE-F-084</text:p>
          </table:table-cell>
          <table:table-cell table:style-name="TableCell1414">
            <text:p text:style-name="P1415">MVZ</text:p>
          </table:table-cell>
        </table:table-row>
        <table:table-row table:style-name="TableRow1416">
          <table:table-cell table:style-name="TableCell1417">
            <text:p text:style-name="P1418">2.3</text:p>
          </table:table-cell>
          <table:table-cell table:style-name="TableCell1419">
            <text:p text:style-name="P1420">N/A</text:p>
          </table:table-cell>
          <table:table-cell table:style-name="TableCell1421">
            <text:p text:style-name="P1422">15/11/2013</text:p>
          </table:table-cell>
          <table:table-cell table:style-name="TableCell1423">
            <text:p text:style-name="P1424">Removed duplicated tests, updated the version number for release</text:p>
          </table:table-cell>
          <table:table-cell table:style-name="TableCell1425">
            <text:p text:style-name="P1426">RYG1</text:p>
          </table:table-cell>
        </table:table-row>
        <table:table-row table:style-name="TableRow1427">
          <table:table-cell table:style-name="TableCell1428">
            <text:p text:style-name="P1429">2.4</text:p>
          </table:table-cell>
          <table:table-cell table:style-name="TableCell1430">
            <text:p text:style-name="P1431">N/A</text:p>
          </table:table-cell>
          <table:table-cell table:style-name="TableCell1432">
            <text:p text:style-name="P1433">15/11/2013</text:p>
          </table:table-cell>
          <table:table-cell table:style-name="TableCell1434">
            <text:p text:style-name="P1435">Added SQL injection tests SE-F-083 and SE-F-084</text:p>
          </table:table-cell>
          <table:table-cell table:style-name="TableCell1436">
            <text:p text:style-name="P1437">MVZ</text:p>
          </table:table-cell>
        </table:table-row>
        <table:table-row table:style-name="TableRow1438">
          <table:table-cell table:style-name="TableCell1439">
            <text:p text:style-name="P1440">2.5</text:p>
          </table:table-cell>
          <table:table-cell table:style-name="TableCell1441">
            <text:p text:style-name="P1442">N/A</text:p>
          </table:table-cell>
          <table:table-cell table:style-name="TableCell1443">
            <text:p text:style-name="P1444">15/11/2013</text:p>
          </table:table-cell>
          <table:table-cell table:style-name="TableCell1445">
            <text:p text:style-name="P1446">Changed status and version number. Spell checked.<text:s/>Updated document objectives</text:p>
          </table:table-cell>
          <table:table-cell table:style-name="TableCell1447">
            <text:p text:style-name="P1448">MDA</text:p>
          </table:table-cell>
        </table:table-row>
      </table:table>
      <text:p text:style-name="P14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face style:name="CMU Serif" svg:font-family="CMU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ize="10pt" style:font-size-asian="10pt" style:font-size-complex="10pt"/>
    </style:style>
    <style:style style:name="T4" style:parent-style-name="DefaultParagraphFont" style:family="text">
      <style:text-properties style:font-name="CMU Serif" fo:font-style="italic" style:font-style-asian="italic" style:font-style-complex="italic"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88" style:parent-style-name="Textbody" style:family="paragraph">
      <style:text-properties style:font-name="CMU Serif" fo:font-size="10pt" style:font-size-asian="10pt" style:font-size-complex="10pt"/>
    </style:style>
    <style:style style:name="T89" style:parent-style-name="DefaultParagraphFont" style:family="text">
      <style:text-properties style:font-name="CMU Serif" fo:font-size="10pt" style:font-size-asian="10pt" style:font-size-complex="10pt"/>
    </style:style>
    <style:style style:name="T90" style:parent-style-name="DefaultParagraphFont" style:family="text">
      <style:text-properties style:font-name="CMU Serif" fo:font-style="italic" style:font-style-asian="italic" style:font-style-complex="italic" fo:font-size="10pt" style:font-size-asian="10pt" style:font-size-complex="10pt"/>
    </style:style>
    <style:style style:name="T91" style:parent-style-name="DefaultParagraphFont" style:family="text">
      <style:text-properties style:font-name="CMU Serif" fo:font-style="italic" style:font-style-asian="italic" style:font-style-complex="italic" fo:font-size="10pt" style:font-size-asian="10pt" style:font-size-complex="10pt"/>
    </style:style>
    <style:style style:name="T92" style:parent-style-name="DefaultParagraphFont" style:family="text">
      <style:text-properties style:font-name="CMU Serif" fo:font-style="italic" style:font-style-asian="italic" style:font-style-complex="italic" fo:font-size="10pt" style:font-size-asian="10pt" style:font-size-complex="10pt"/>
    </style:style>
    <style:style style:name="T93" style:parent-style-name="DefaultParagraphFont" style:family="text">
      <style:text-properties style:font-name="CMU Serif" fo:font-style="italic" style:font-style-asian="italic" style:font-style-complex="italic" fo:font-size="10pt" style:font-size-asian="10pt" style:font-size-complex="10pt"/>
    </style:style>
    <style:style style:name="T94" style:parent-style-name="DefaultParagraphFont" style:family="text">
      <style:text-properties style:font-name="CMU Serif" fo:font-style="italic" style:font-style-asian="italic" style:font-style-complex="italic" fo:font-size="10pt" style:font-size-asian="10pt" style:font-size-complex="10pt"/>
    </style:style>
    <style:style style:name="T95" style:parent-style-name="DefaultParagraphFont" style:family="text">
      <style:text-properties style:font-name="CMU Serif" fo:font-style="italic" style:font-style-asian="italic" style:font-style-complex="italic" fo:font-size="10pt" style:font-size-asian="10pt" style:font-size-complex="10pt"/>
    </style:style>
    <style:style style:name="T96" style:parent-style-name="DefaultParagraphFont" style:family="text">
      <style:text-properties style:font-name="CMU Serif" fo:font-style="italic" style:font-style-asian="italic" style:font-style-complex="italic" fo:font-size="10pt" style:font-size-asian="10pt" style:font-size-complex="10pt"/>
    </style:style>
    <style:style style:name="T97" style:parent-style-name="DefaultParagraphFont" style:family="text">
      <style:text-properties style:font-name="CMU Serif" fo:font-style="italic" style:font-style-asian="italic" style:font-style-complex="italic" fo:font-size="10pt" style:font-size-asian="10pt" style:font-size-complex="10pt"/>
    </style:style>
    <style:style style:name="T98"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text:bookmark-start text:name="__RefHeading__700_1817488610"/>Software Engineering Group Projects – Test Specification <text:s text:c="40"/>Version 2.5(Release)<text:bookmark-end text:name="__RefHeading__700_1817488610"/></text:p>
      </style:header>
      <style:footer>
        <text:p text:style-name="Footer"><text:span text:style-name="T3">COMPUTER SCIENCE / ABERYSTWYTH UNIVERSITY<text:s/></text:span><text:span text:style-name="T4"><text:tab/>Page<text:s/></text:span><text:span text:style-name="T5"><text:page-number text:fixed="false">1</text:page-number></text:span><text:span text:style-name="T6"><text:s/>of<text:s/></text:span><text:span text:style-name="T7"><text:page-count>20</text:page-count></text:span></text:p>
      </style:footer>
    </style:master-page>
    <style:master-page style:name="MP1" style:page-layout-name="PL1">
      <style:header>
        <text:p text:style-name="P88"><text:bookmark-start text:name="__RefHeading__700_18174886101"/>Software Engineering Group Projects – Test Specification<text:s/><text:s text:c="41"/><text:tab/><text:tab/><text:tab/><text:tab/><text:tab/><text:tab/>Version 2.5<text:s/>(Release)<text:bookmark-end text:name="__RefHeading__700_18174886101"/></text:p>
      </style:header>
      <style:footer>
        <text:p text:style-name="Footer"><text:span text:style-name="T89">COMPUTER SCIENCE / ABERYSTWYTH UNIVERSITY<text:s/></text:span><text:span text:style-name="T90"><text:tab/></text:span><text:span text:style-name="T91"><text:tab/></text:span><text:span text:style-name="T92"><text:tab/></text:span><text:span text:style-name="T93"><text:tab/></text:span><text:span text:style-name="T94"><text:tab/></text:span><text:span text:style-name="T95"><text:tab/>Page<text:s/></text:span><text:span text:style-name="T96"><text:page-number text:fixed="false">20</text:page-number></text:span><text:span text:style-name="T97"><text:s/>of<text:s/></text:span><text:span text:style-name="T98"><text:page-count>2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opsD</dc:creator>
    <meta:creation-date>2013-11-10T20:41:00Z</meta:creation-date>
    <dc:date>2013-11-15T18:22:00Z</dc:date>
    <meta:print-date>2013-11-15T18:21:00Z</meta:print-date>
    <meta:template xlink:href="Normal.dotm" xlink:type="simple"/>
    <meta:editing-cycles>185</meta:editing-cycles>
    <meta:editing-duration>PT20460S</meta:editing-duration>
    <meta:document-statistic meta:page-count="20" meta:paragraph-count="56" meta:word-count="4194" meta:character-count="28045" meta:row-count="199" meta:non-whitespace-character-count="23907"/>
  </office:meta>
</office:document-meta>
</file>